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99ccff"/>
    </style:style>
    <style:style style:name="ce22" style:family="table-cell" style:parent-style-name="Default" style:data-style-name="N11"/>
    <style:style style:name="ce23" style:family="table-cell" style:parent-style-name="Default">
      <style:text-properties style:font-name="Liberation Sans" style:font-name-asian="WenQuanYi Zen Hei" style:font-name-complex="Lohit Devanagari"/>
    </style:style>
    <style:style style:name="ce24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5" style:family="table-cell" style:parent-style-name="Default" style:data-style-name="N121"/>
    <style:style style:name="ce35" style:family="table-cell" style:parent-style-name="Default" style:data-style-name="N2"/>
    <style:style style:name="ce36" style:family="table-cell" style:parent-style-name="Default" style:data-style-name="N119">
      <style:text-properties fo:font-weight="bold" style:font-weight-asian="bold" style:font-weight-complex="bold"/>
    </style:style>
    <style:style style:name="ce38" style:family="table-cell" style:parent-style-name="Default" style:data-style-name="N2">
      <style:text-properties fo:font-weight="normal" style:font-weight-asian="normal" style:font-weight-complex="normal"/>
    </style:style>
    <style:style style:name="ce42" style:family="table-cell" style:parent-style-name="Default" style:data-style-name="N2">
      <style:text-properties fo:font-weight="bold" style:font-weight-asian="bold" style:font-weight-complex="bold"/>
    </style:style>
    <style:style style:name="ce45" style:family="table-cell" style:parent-style-name="Default" style:data-style-name="N120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ccff"/>
    </style:style>
    <style:style style:name="ce34" style:family="table-cell" style:parent-style-name="Default" style:data-style-name="N11"/>
    <style:style style:name="ce37" style:family="table-cell" style:parent-style-name="Default">
      <style:text-properties style:font-name="Liberation Sans" style:font-name-asian="WenQuanYi Zen Hei" style:font-name-complex="Lohit Devanagari"/>
    </style:style>
    <style:style style:name="ce39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41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6" style:family="table-cell" style:parent-style-name="Default" style:data-style-name="N2">
      <style:text-properties fo:font-weight="normal" style:font-weight-asian="normal" style:font-weight-complex="normal"/>
    </style:style>
    <style:style style:name="ce47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12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7"/>
          <table:table-cell table:style-name="ce32" table:number-columns-repeated="10"/>
          <table:table-cell table:style-name="ce32" office:value-type="string" calcext:value-type="string">
            <text:p>GRM21BR71A106KA73L</text:p>
          </table:table-cell>
          <table:table-cell table:style-name="ce32"/>
          <table:table-cell table:style-name="ce32" office:value-type="string" calcext:value-type="string">
            <text:p>GRM155Z71A105KE01</text:p>
          </table:table-cell>
          <table:table-cell table:style-name="ce32"/>
          <table:table-cell table:style-name="ce32" office:value-type="string" calcext:value-type="string">
            <text:p>GRM155Z71A105KE01J</text:p>
          </table:table-cell>
          <table:table-cell table:style-name="ce32"/>
          <table:table-cell table:style-name="ce32" office:value-type="string" calcext:value-type="string">
            <text:p>CL10B225KP8NNNC</text:p>
          </table:table-cell>
          <table:table-cell table:style-name="ce32"/>
          <table:table-cell table:style-name="ce32" office:value-type="string" calcext:value-type="string">
            <text:p>CL05B104KA5NNNC</text:p>
          </table:table-cell>
          <table:table-cell table:style-name="ce32"/>
          <table:table-cell table:style-name="ce32" office:value-type="string" calcext:value-type="string">
            <text:p>CL05A475MP5NRN</text:p>
          </table:table-cell>
          <table:table-cell table:style-name="ce32" table:number-columns-repeated="1002"/>
        </table:table-row>
        <table:table-row table:style-name="ro1">
          <table:table-cell table:style-name="ce28" office:value-type="string" calcext:value-type="string">
            <text:p>Capacitance</text:p>
          </table:table-cell>
          <table:table-cell table:style-name="ce33" table:number-columns-repeated="1023"/>
        </table:table-row>
        <table:table-row table:style-name="ro1">
          <table:table-cell table:style-name="ce2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31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Initial Tolerance (%)</text:p>
          </table:table-cell>
          <table:table-cell table:style-name="ce34" office:value-type="percentage" office:value="0.2" calcext:value-type="percentage">
            <text:p>20.00%</text:p>
          </table:table-cell>
          <table:table-cell table:number-columns-repeated="9"/>
          <table:table-cell table:style-name="ce34" office:value-type="percentage" office:value="0.1" calcext:value-type="percentage">
            <text:p>10.00%</text:p>
          </table:table-cell>
          <table:table-cell/>
          <table:table-cell table:style-name="ce34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1" office:value-type="string" calcext:value-type="string">
            <text:p>X7R and X5R are +/- 15%</text:p>
          </table:table-cell>
          <table:table-cell table:number-columns-repeated="7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Temperature Coefficient (%)</text:p>
          </table:table-cell>
          <table:table-cell table:style-name="ce34" office:value-type="percentage" office:value="0.15" calcext:value-type="percentage">
            <text:p>15.00%</text:p>
          </table:table-cell>
          <table:table-cell table:number-columns-repeated="9"/>
          <table:table-cell table:style-name="ce34" office:value-type="percentage" office:value="0.15" calcext:value-type="percentage">
            <text:p>15.00%</text:p>
          </table:table-cell>
          <table:table-cell/>
          <table:table-cell table:style-name="ce34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1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Max Capacitance</text:p>
          </table:table-cell>
          <table:table-cell table:style-name="ce37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7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 office:value-type="string" calcext:value-type="string">
            <text:p>Leakage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1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Inrush Current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otal Capacitance (uF)</text:p>
          </table:table-cell>
          <table:table-cell table:style-name="ce31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Total ESR (mOhms)</text:p>
          </table:table-cell>
          <table:table-cell table:style-name="ce31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Capacitance Formula Inrush (A)</text:p>
          </table:table-cell>
          <table:table-cell table:style-name="ce31" table:formula="of:=[.D28] * [.D31] / [.D32]" office:value-type="float" office:value="10000" calcext:value-type="float">
            <text:p>10000</text:p>
          </table:table-cell>
          <table:table-cell table:style-name="ce39"/>
          <table:table-cell table:number-columns-repeated="1021"/>
        </table:table-row>
        <table:table-row table:style-name="ro1">
          <table:table-cell table:style-name="ce31" office:value-type="string" calcext:value-type="string">
            <text:p>ESR Formula Inrush (A)</text:p>
          </table:table-cell>
          <table:table-cell table:style-name="ce31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Inrush Current (A)</text:p>
          </table:table-cell>
          <table:table-cell table:style-name="ce31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8" office:value-type="string" calcext:value-type="string">
            <text:p>Power Plane Target Impedance</text:p>
          </table:table-cell>
          <table:table-cell table:style-name="ce33" table:number-columns-repeated="4"/>
          <table:table-cell table:style-name="ce28" office:value-type="string" calcext:value-type="string">
            <text:p>Electromagnetic Compatibility Engineering (Henry Ott), p445-447</text:p>
          </table:table-cell>
          <table:table-cell table:style-name="ce33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1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1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Target Impedance (Zt, milli-ohms)</text:p>
          </table:table-cell>
          <table:table-cell table:style-name="ce31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Bypass Capacitors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20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1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1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1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1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umber of Capacitors</text:p>
          </table:table-cell>
          <table:table-cell table:style-name="ce31"/>
          <table:table-cell table:style-name="ce31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31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31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31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31" office:value-type="string" calcext:value-type="string">
            <text:p>Each Capacitor (Cbyp, nF)</text:p>
          </table:table-cell>
          <table:table-cell/>
          <table:table-cell table:style-name="ce31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Resistance</text:p>
          </table:table-cell>
          <table:table-cell table:style-name="ce33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4" office:value-type="percentage" office:value="0.01" calcext:value-type="percentage">
            <text:p>1.00%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[.D4] / 1000000" office:value-type="float" office:value="0.0001" calcext:value-type="float">
            <text:p>0.0001</text:p>
          </table:table-cell>
          <table:table-cell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1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Initial Resistance</text:p>
          </table:table-cell>
          <table:table-cell/>
          <table:table-cell table:style-name="ce31" table:formula="of:=[.D2] * (1 - [.D3])" office:value-type="float" office:value="990" calcext:value-type="float">
            <text:p>990</text:p>
          </table:table-cell>
          <table:table-cell table:style-name="ce31" table:formula="of:=[.D2]" office:value-type="float" office:value="1000" calcext:value-type="float">
            <text:p>1000</text:p>
          </table:table-cell>
          <table:table-cell table:style-name="ce31" table:formula="of:=[.D2] * (1 + [.D3])" office:value-type="float" office:value="1010" calcext:value-type="float">
            <text:p>1010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Resistance Range</text:p>
          </table:table-cell>
          <table:table-cell/>
          <table:table-cell table:style-name="ce31" table:formula="of:=[.C12] * (1 + [.F4] * [.D9])" office:value-type="float" office:value="987.525" calcext:value-type="float">
            <text:p>987.525</text:p>
          </table:table-cell>
          <table:table-cell table:style-name="ce31" table:formula="of:=[.D2]" office:value-type="float" office:value="1000" calcext:value-type="float">
            <text:p>1000</text:p>
          </table:table-cell>
          <table:table-cell table:style-name="ce31" table:formula="of:=[.E12] * (1 + [.F4] * [.D10])" office:value-type="float" office:value="1014.545" calcext:value-type="float">
            <text:p>1014.54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Error (%)</text:p>
          </table:table-cell>
          <table:table-cell/>
          <table:table-cell table:style-name="ce10" table:formula="of:=[.C13] / [.$D$2] - 1" office:value-type="percentage" office:value="-0.0124749999999999" calcext:value-type="percentage">
            <text:p>-1.25%</text:p>
          </table:table-cell>
          <table:table-cell table:style-name="ce10"/>
          <table:table-cell table:style-name="ce10" table:formula="of:=1 - [.C13] / [.$D$2]" office:value-type="percentage" office:value="0.0124749999999999" calcext:value-type="percentage">
            <text:p>1.25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Resistive Divider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office:value-type="float" office:value="5036.3775" calcext:value-type="float">
            <text:p>5036.3775</text:p>
          </table:table-cell>
          <table:table-cell office:value-type="float" office:value="5100" calcext:value-type="float">
            <text:p>5100</text:p>
          </table:table-cell>
          <table:table-cell office:value-type="float" office:value="5174.1795" calcext:value-type="float">
            <text:p>5174.179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Output Voltage (Vout, V)</text:p>
          </table:table-cell>
          <table:table-cell/>
          <table:table-cell table:style-name="ce31" table:formula="of:=[.C18] * [.C20] / ([.E19] + [.C20])" office:value-type="float" office:value="0.986503968392713" calcext:value-type="float">
            <text:p>0.986503968392713</text:p>
          </table:table-cell>
          <table:table-cell table:style-name="ce31" table:formula="of:=[.D18] * [.D20] / ([.D19] + [.D20])" office:value-type="float" office:value="2.5" calcext:value-type="float">
            <text:p>2.5</text:p>
          </table:table-cell>
          <table:table-cell table:style-name="ce31" table:formula="of:=[.E18] * [.E20] / ([.C19] + [.E20])" office:value-type="float" office:value="3.04048809482186" calcext:value-type="float">
            <text:p>3.0404880948218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Thermal Noise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Noise Voltage (uVrms)</text:p>
          </table:table-cell>
          <table:table-cell/>
          <table:table-cell table:style-name="ce31" table:formula="of:=1000000 * SQRT(4 * 1.380649E-023 * (273.15 + [.C27]) * [.$D$25] * [.$D$26])" office:value-type="float" office:value="0.190273304321967" calcext:value-type="float">
            <text:p>0.190273304321967</text:p>
          </table:table-cell>
          <table:table-cell table:style-name="ce31" table:formula="of:=1000000 * SQRT(4 * 1.380649E-023 * (273.15 + [.D27]) * [.$D$25] * [.$D$26])" office:value-type="float" office:value="0.198790059956729" calcext:value-type="float">
            <text:p>0.198790059956729</text:p>
          </table:table-cell>
          <table:table-cell table:style-name="ce31" table:formula="of:=1000000 * SQRT(4 * 1.380649E-023 * (273.15 + [.E27]) * [.$D$25] * [.$D$26])" office:value-type="float" office:value="0.213264839149823" calcext:value-type="float">
            <text:p>0.21326483914982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CMOS Dynamic Switching Power Dissipation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Power (P, W)</text:p>
          </table:table-cell>
          <table:table-cell/>
          <table:table-cell table:style-name="ce31" table:formula="of:=[.C2] * [.C2] * [.C3] * [.C4] / 1000000 * [.C5]" office:value-type="float" office:value="0.00049141125" calcext:value-type="float">
            <text:p>0.00049141125</text:p>
          </table:table-cell>
          <table:table-cell table:style-name="ce31" table:formula="of:=[.D2] * [.D2] * [.D3] * [.D4] / 1000000 * [.D5]" office:value-type="float" office:value="0.01225125" calcext:value-type="float">
            <text:p>0.01225125</text:p>
          </table:table-cell>
          <table:table-cell table:style-name="ce31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Current (I, mA)</text:p>
          </table:table-cell>
          <table:table-cell/>
          <table:table-cell table:style-name="ce31" table:formula="of:=[.C8] / [.C2] * 1000" office:value-type="float" office:value="0.15675" calcext:value-type="float">
            <text:p>0.15675</text:p>
          </table:table-cell>
          <table:table-cell table:style-name="ce31" table:formula="of:=[.D8] / [.D2] * 1000" office:value-type="float" office:value="3.7125" calcext:value-type="float">
            <text:p>3.7125</text:p>
          </table:table-cell>
          <table:table-cell table:style-name="ce31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>
            <text:p>Minimal Bypass Capacitance (Cb, nF)</text:p>
          </table:table-cell>
          <table:table-cell/>
          <table:table-cell table:style-name="ce31" table:formula="of:=1000 * [.C9] / ([.C3] * [.D6])" office:value-type="float" office:value="1.5675" calcext:value-type="float">
            <text:p>1.5675</text:p>
          </table:table-cell>
          <table:table-cell table:style-name="ce31" table:formula="of:=1000 * [.D9] / ([.D3] * [.D6])" office:value-type="float" office:value="14.85" calcext:value-type="float">
            <text:p>14.85</text:p>
          </table:table-cell>
          <table:table-cell table:style-name="ce31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43"/>
        <table:table-column table:style-name="co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43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Voltage Rail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/>
          <table:table-cell table:style-name="ce28" office:value-type="string" calcext:value-type="string">
            <text:p>P Efficiency (Normal / Suspend)</text:p>
          </table:table-cell>
          <table:table-cell table:style-name="ce28" table:number-columns-repeated="2"/>
          <table:table-cell table:style-name="ce28" office:value-type="string" calcext:value-type="string">
            <text:p>I Factor (Normal / Suspend)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41" table:formula="of:=4.35 - (1.5 * (0.02 + 0.05 * 1.2))" office:value-type="float" office:value="4.23" calcext:value-type="float">
            <text:p>4.230</text:p>
          </table:table-cell>
          <table:table-cell table:style-name="ce41" office:value-type="float" office:value="5" calcext:value-type="float">
            <text:p>5.000</text:p>
          </table:table-cell>
          <table:table-cell table:style-name="ce41" office:value-type="float" office:value="5.5" calcext:value-type="float">
            <text:p>5.500</text:p>
          </table:table-cell>
          <table:table-cell table:style-name="Default"/>
          <table:table-cell table:number-columns-repeated="2" table:style-name="ce43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41" table:formula="of:=[.D3] * 0.95" office:value-type="float" office:value="3.42" calcext:value-type="float">
            <text:p>3.420</text:p>
          </table:table-cell>
          <table:table-cell table:style-name="ce41" table:formula="of:=3.6" office:value-type="float" office:value="3.6" calcext:value-type="float">
            <text:p>3.600</text:p>
          </table:table-cell>
          <table:table-cell table:style-name="ce41" table:formula="of:=[.D3] * 1.05" office:value-type="float" office:value="3.78" calcext:value-type="float">
            <text:p>3.780</text:p>
          </table:table-cell>
          <table:table-cell table:style-name="Default"/>
          <table:table-cell table:style-name="ce43" table:formula="of:=[.$G2]" office:value-type="float" office:value="1" calcext:value-type="float">
            <text:p>1.00</text:p>
          </table:table-cell>
          <table:table-cell table:style-name="ce43" table:formula="of:=[.$H2]" office:value-type="float" office:value="1" calcext:value-type="float">
            <text:p>1.00</text:p>
          </table:table-cell>
          <table:table-cell/>
          <table:table-cell table:style-name="ce43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41" table:formula="of:=[.D4] * 0.95" office:value-type="float" office:value="3.135" calcext:value-type="float">
            <text:p>3.135</text:p>
          </table:table-cell>
          <table:table-cell table:style-name="ce41" table:formula="of:=3.3" office:value-type="float" office:value="3.3" calcext:value-type="float">
            <text:p>3.300</text:p>
          </table:table-cell>
          <table:table-cell table:style-name="ce41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43" office:value-type="float" office:value="0.9" calcext:value-type="float">
            <text:p>0.90</text:p>
          </table:table-cell>
          <table:table-cell table:style-name="ce43" office:value-type="float" office:value="0.8" calcext:value-type="float">
            <text:p>0.80</text:p>
          </table:table-cell>
          <table:table-cell/>
          <table:table-cell table:style-name="ce43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41" table:formula="of:=[.D5] * 0.95" office:value-type="float" office:value="2.66" calcext:value-type="float">
            <text:p>2.660</text:p>
          </table:table-cell>
          <table:table-cell table:style-name="ce41" office:value-type="float" office:value="2.8" calcext:value-type="float">
            <text:p>2.800</text:p>
          </table:table-cell>
          <table:table-cell table:style-name="ce41" table:formula="of:=[.D5] * 1.05" office:value-type="float" office:value="2.94" calcext:value-type="float">
            <text:p>2.940</text:p>
          </table:table-cell>
          <table:table-cell table:style-name="Default"/>
          <table:table-cell table:style-name="ce43" table:formula="of:=[.$G4]" office:value-type="float" office:value="0.9" calcext:value-type="float">
            <text:p>0.90</text:p>
          </table:table-cell>
          <table:table-cell table:style-name="ce43" table:formula="of:=[.$H4]" office:value-type="float" office:value="0.8" calcext:value-type="float">
            <text:p>0.80</text:p>
          </table:table-cell>
          <table:table-cell/>
          <table:table-cell table:style-name="ce43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8" office:value-type="string" calcext:value-type="string">
            <text:p>Normal Operation</text:p>
          </table:table-cell>
          <table:table-cell table:style-name="ce33"/>
          <table:table-cell table:style-name="ce28"/>
          <table:table-cell table:style-name="ce28" office:value-type="string" calcext:value-type="string">
            <text:p>mA (seen by regulator)</text:p>
          </table:table-cell>
          <table:table-cell table:style-name="ce33"/>
          <table:table-cell table:style-name="ce28" office:value-type="string" calcext:value-type="string">
            <text:p>mA (seen by USB)</text:p>
          </table:table-cell>
          <table:table-cell table:style-name="ce33"/>
          <table:table-cell table:style-name="ce28" office:value-type="string" calcext:value-type="string">
            <text:p>Pre-Enumeration ?</text:p>
          </table:table-cell>
          <table:table-cell table:style-name="ce28"/>
          <table:table-cell table:style-name="ce28" office:value-type="string" calcext:value-type="string">
            <text:p>USB Suspend ?</text:p>
          </table:table-cell>
          <table:table-cell table:style-name="ce33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2 / [.$D17] * [.$J$2] / [.$K$4]" office:value-type="percentage" office:value="0.0976623376623377" calcext:value-type="percentage">
            <text:p>9.77%</text:p>
          </table:table-cell>
          <table:table-cell table:formula="of:=[.$D17] * [.$J17]" office:value-type="float" office:value="0.195324675324675" calcext:value-type="float">
            <text:p>0.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 (MCP6486)</text:p>
          </table:table-cell>
          <table:table-cell table:number-columns-repeated="2"/>
          <table:table-cell table:formula="of:=0.72 * 4" office:value-type="float" office:value="2.88" calcext:value-type="float">
            <text:p>2.88</text:p>
          </table:table-cell>
          <table:table-cell/>
          <table:table-cell table:formula="of:=[.$D18] * [.$J$3]" office:value-type="float" office:value="2.88" calcext:value-type="float">
            <text:p>2.8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table:formula="of:=1000 * (2 * ([.$E$3] - 1.24 * 0.99) / (390 * 0.97) + ([.$E$3] - 1.24 * 0.99) / (100 * 0.97) + ([.$E$3] - 1.24 * 0.99) / (1000 * 0.97) + 2 * ([.$E$3] - 1.24 * 0.99) / (1000 * 0.97) + 2 * [.$E$3] / 1000)" office:value-type="float" office:value="55.2614750198255" calcext:value-type="float">
            <text:p>55.26</text:p>
          </table:table-cell>
          <table:table-cell/>
          <table:table-cell table:formula="of:=[.$D19] * [.$J$3]" office:value-type="float" office:value="55.2614750198255" calcext:value-type="float">
            <text:p>55.2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/>
          <table:table-cell office:value-type="string" calcext:value-type="string">
            <text:p>Grossly exaggerated by using static currents at rail voltage, which may happen during fault conditions but are otherwise a bit unrealistic – simul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0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1] * [.$J$4]" office:value-type="float" office:value="0.0773640661938534" calcext:value-type="float">
            <text:p>0.08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1.24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2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2] * [.$J2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5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5]" office:value-type="percentage" office:value="0.00752837892053902" calcext:value-type="percentage">
            <text:p>0.75%</text:p>
          </table:table-cell>
          <table:table-cell table:formula="of:=[.$D25] * [.$J25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6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6] * [.$J26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7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7] * [.$J27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29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0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1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</text:p>
          </table:table-cell>
          <table:table-cell table:number-columns-repeated="4"/>
          <table:table-cell table:formula="of:=[.$D32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3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3] * [.$J33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0.72 / [.$C$4]" office:value-type="float" office:value="229.665071770335" calcext:value-type="float">
            <text:p>229.67</text:p>
          </table:table-cell>
          <table:table-cell/>
          <table:table-cell table:formula="of:=[.$D34] * [.$J$4]" office:value-type="float" office:value="209.033221351251" calcext:value-type="float">
            <text:p>209.03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Dynamic switching current taken into account in the PIC32 breakdown abo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5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5] * [.$J35]" office:value-type="float" office:value="0.06" calcext:value-type="float">
            <text:p>0.06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Amplifier Quiescent Current (IS31AP4991A)</text:p>
          </table:table-cell>
          <table:table-cell table:number-columns-repeated="2"/>
          <table:table-cell office:value-type="float" office:value="3" calcext:value-type="float">
            <text:p>3.00</text:p>
          </table:table-cell>
          <table:table-cell/>
          <table:table-cell table:formula="of:=[.$D38] * [.$J$2]" office:value-type="float" office:value="3" calcext:value-type="float">
            <text:p>3.00</text:p>
          </table:table-cell>
          <table:table-cell/>
          <table:table-cell table:formula="of:=0.001 / [.$D38]" office:value-type="percentage" office:value="0.000333333333333333" calcext:value-type="percentage">
            <text:p>0.03%</text:p>
          </table:table-cell>
          <table:table-cell/>
          <table:table-cell table:formula="of:=[.$H38] * [.$J$2] / [.$K$4]" office:value-type="percentage" office:value="0.000325541125541126" calcext:value-type="percentage">
            <text:p>0.03%</text:p>
          </table:table-cell>
          <table:table-cell table:formula="of:=[.$D38] * [.$J38]" office:value-type="float" office:value="0.000976623376623376" calcext:value-type="float">
            <text:p>0.00</text:p>
          </table:table-cell>
          <table:table-cell/>
          <table:table-cell table:style-name="ce31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[.$E$2] / (8 * 0.9)" office:value-type="float" office:value="763.888888888889" calcext:value-type="float">
            <text:p>763.89</text:p>
          </table:table-cell>
          <table:table-cell/>
          <table:table-cell table:formula="of:=[.$D39] * [.$J$2]" office:value-type="float" office:value="763.888888888889" calcext:value-type="float">
            <text:p>763.8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9] * [.$J39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Steady state / peak to give worst-case over-estimate – in reality it will be RMS unless there’s a faul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7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7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2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2] * [.$K$5] / [.$K$4]" office:value-type="percentage" office:value="0.0145" calcext:value-type="percentage">
            <text:p>1.45%</text:p>
          </table:table-cell>
          <table:table-cell table:formula="of:=[.$D42] * [.$J42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3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3] * [.$K$5] / [.$K$4]" office:value-type="percentage" office:value="0.000122264454500184" calcext:value-type="percentage">
            <text:p>0.01%</text:p>
          </table:table-cell>
          <table:table-cell table:formula="of:=[.$D43] * [.$J43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4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4] * [.$K$5] / [.$K$4]" office:value-type="percentage" office:value="0.0416666666666667" calcext:value-type="percentage">
            <text:p>4.17%</text:p>
          </table:table-cell>
          <table:table-cell table:formula="of:=[.$D44] * [.$J44]" office:value-type="float" office:value="0.21" calcext:value-type="float">
            <text:p>0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5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table:formula="of:=(0.001 * 4 + 0.0005) / [.$D45] * [.$K$5] / [.$K$4]" office:value-type="percentage" office:value="0.0128939828080229" calcext:value-type="percentage">
            <text:p>1.29%</text:p>
          </table:table-cell>
          <table:table-cell table:formula="of:=[.$D45] * [.$J45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46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46] * [.$J46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49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1"/>
          <table:table-cell office:value-type="percentage" office:value="1" calcext:value-type="percentage">
            <text:p>100.00%</text:p>
          </table:table-cell>
          <table:table-cell table:formula="of:=[.$D49] * [.$J4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0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2 * 0.03) / [.$D50]" office:value-type="percentage" office:value="0.00285714285714286" calcext:value-type="percentage">
            <text:p>0.29%</text:p>
          </table:table-cell>
          <table:table-cell table:formula="of:=[.$D50] * [.$J50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1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office:value-type="percentage" office:value="0" calcext:value-type="percentage">
            <text:p>0.00%</text:p>
          </table:table-cell>
          <table:table-cell table:formula="of:=[.$D51] * [.$J5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3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1"/>
          <table:table-cell table:formula="of:=(0.001 * 10 + 0.0033) / [.$D53]" office:value-type="percentage" office:value="0.000505664968443464" calcext:value-type="percentage">
            <text:p>0.05%</text:p>
          </table:table-cell>
          <table:table-cell table:formula="of:=[.$D53] * [.$J53]" office:value-type="float" office:value="0.0133" calcext:value-type="float">
            <text:p>0.01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500mA Budget Remaining</text:p>
          </table:table-cell>
          <table:table-cell table:number-columns-repeated="2"/>
          <table:table-cell table:style-name="ce44" table:formula="of:=500 - SUM([.D8:.D54])" office:value-type="float" office:value="-991.142217782564" calcext:value-type="float">
            <text:p>-991.14</text:p>
          </table:table-cell>
          <table:table-cell table:style-name="ce48" table:formula="of:=[.D55] / 500" office:value-type="percentage" office:value="-1.98228443556513" calcext:value-type="percentage">
            <text:p>-198.23%</text:p>
          </table:table-cell>
          <table:table-cell table:style-name="ce44" table:formula="of:=500 - SUM([.F8:.F54])" office:value-type="float" office:value="-931.710422504167" calcext:value-type="float">
            <text:p>-931.71</text:p>
          </table:table-cell>
          <table:table-cell table:style-name="ce48" table:formula="of:=[.F55] / 500" office:value-type="percentage" office:value="-1.86342084500833" calcext:value-type="percentage">
            <text:p>-186.34%</text:p>
          </table:table-cell>
          <table:table-cell table:style-name="ce44" table:formula="of:=100 - SUMPRODUCT([.F8:.F54]; [.H8:.H54])" office:value-type="float" office:value="14.0709488717301" calcext:value-type="float">
            <text:p>14.07</text:p>
          </table:table-cell>
          <table:table-cell table:style-name="ce44"/>
          <table:table-cell table:style-name="ce44" table:formula="of:=2.5 - (SUMPRODUCT([.D8:.D54]; [.J8:.J54]) * [.$K$4])" office:value-type="float" office:value="-0.010031082569081" calcext:value-type="float">
            <text:p>-0.01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1" office:value-type="string" calcext:value-type="string">
            <text:p>1.5A Budget Remaining</text:p>
          </table:table-cell>
          <table:table-cell table:number-columns-repeated="2"/>
          <table:table-cell table:style-name="ce44" table:formula="of:=1500 - SUM([.D8:.D54])" office:value-type="float" office:value="8.85778221743635" calcext:value-type="float">
            <text:p>8.86</text:p>
          </table:table-cell>
          <table:table-cell table:style-name="ce48" table:formula="of:=[.D56] / 1500" office:value-type="percentage" office:value="0.00590518814495757" calcext:value-type="percentage">
            <text:p>0.59%</text:p>
          </table:table-cell>
          <table:table-cell table:style-name="ce44" table:formula="of:=1500 - SUM([.F8:.F54])" office:value-type="float" office:value="68.2895774958331" calcext:value-type="float">
            <text:p>68.29</text:p>
          </table:table-cell>
          <table:table-cell table:style-name="ce48" table:formula="of:=[.F56] / 1500" office:value-type="percentage" office:value="0.0455263849972221" calcext:value-type="percentage">
            <text:p>4.55%</text:p>
          </table:table-cell>
          <table:table-cell table:style-name="ce48" table:formula="of:=[.H55] / 100" office:value-type="percentage" office:value="0.140709488717301" calcext:value-type="percentage">
            <text:p>14.07%</text:p>
          </table:table-cell>
          <table:table-cell table:style-name="ce44"/>
          <table:table-cell table:style-name="ce48" table:formula="of:=[.J55] / 2.5" office:value-type="percentage" office:value="-0.00401243302763241" calcext:value-type="percentage">
            <text:p>-0.40%</text:p>
          </table:table-cell>
          <table:table-cell table:style-name="Default"/>
          <table:table-cell table:number-columns-repeated="1013"/>
        </table:table-row>
        <table:table-row table:style-name="ro1" table:number-rows-repeated="2">
          <table:table-cell table:style-name="ce29" table:number-columns-repeated="3"/>
          <table:table-cell table:style-name="ce46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2"/>
          <table:table-cell table:style-name="ce31"/>
          <table:table-cell table:style-name="ce47"/>
          <table:table-cell table:style-name="ce29" table:number-columns-repeated="4"/>
          <table:table-cell table:style-name="ce31"/>
          <table:table-cell table:style-name="ce29" table:number-columns-repeated="1015"/>
        </table:table-row>
        <table:table-row table:style-name="ro1">
          <table:table-cell table:style-name="ce29" table:number-columns-repeated="3"/>
          <table:table-cell table:style-name="ce47"/>
          <table:table-cell table:style-name="ce31"/>
          <table:table-cell table:style-name="ce29" table:number-columns-repeated="3"/>
          <table:table-cell table:style-name="ce31"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1015"/>
        </table:table-row>
        <table:table-row table:style-name="ro1">
          <table:table-cell table:style-name="ce31"/>
          <table:table-cell/>
          <table:table-cell table:style-name="ce31"/>
          <table:table-cell table:style-name="ce47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table:number-columns-repeated="3"/>
          <table:table-cell table:style-name="ce47"/>
          <table:table-cell table:style-name="ce31" table:number-columns-repeated="1020"/>
        </table:table-row>
        <table:table-row table:style-name="ro1">
          <table:table-cell table:style-name="ce31"/>
          <table:table-cell/>
          <table:table-cell table:style-name="ce31"/>
          <table:table-cell table:style-name="ce47"/>
          <table:table-cell table:style-name="ce31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/>
          <table:table-cell/>
          <table:table-cell table:style-name="ce31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9"/>
        <table:table-column table:style-name="co2" table:default-cell-style-name="Default"/>
        <table:table-column table:style-name="co2" table:default-cell-style-name="ce31"/>
        <table:table-column table:style-name="co2" table:number-columns-repeated="5" table:default-cell-style-name="Default"/>
        <table:table-column table:style-name="co2" table:default-cell-style-name="ce31"/>
        <table:table-column table:style-name="co2" table:number-columns-repeated="1015" table:default-cell-style-name="ce29"/>
        <table:table-row table:style-name="ro1">
          <table:table-cell table:style-name="ce28" office:value-type="string" calcext:value-type="string">
            <text:p>System Paramete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Not at connector but after input protection, etc. <text:s/>For TPS628512, use -3% and +5% to account for feedback resistors and voltage reference accuracy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2V LDO (TPS7A2012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31" table:formula="of:=[.$D$2] - 0.001 * [.E17] * [.D7]" office:value-type="float" office:value="2.68094166666667" calcext:value-type="float">
            <text:p>2.68094166666667</text:p>
          </table:table-cell>
          <table:table-cell table:style-name="ce31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1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34" calcext:value-type="percentage">
            <text:p>-3.4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] * 2000 / 300" office:value-type="float" office:value="66.6666666666667" calcext:value-type="float">
            <text:p>66.6666666666667</text:p>
          </table:table-cell>
          <table:table-cell table:style-name="ce29" table:formula="of:=[.D14] * 2000 / 300" office:value-type="float" office:value="166.666666666667" calcext:value-type="float">
            <text:p>166.666666666667</text:p>
          </table:table-cell>
          <table:table-cell table:style-name="ce2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] + 0.001 * ([.C15] + [.C16])" office:value-type="float" office:value="10.0816666666667" calcext:value-type="float">
            <text:p>10.0816666666667</text:p>
          </table:table-cell>
          <table:table-cell table:style-name="ce29" table:formula="of:=[.D14] + 0.001 * ([.D15] + [.D16])" office:value-type="float" office:value="25.1816666666667" calcext:value-type="float">
            <text:p>25.1816666666667</text:p>
          </table:table-cell>
          <table:table-cell table:style-name="ce29" table:formula="of:=[.E14] + 0.001 * ([.E15] + [.E16])" office:value-type="float" office:value="49.3416666666667" calcext:value-type="float">
            <text:p>49.34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9] * 0.8" office:value-type="float" office:value="100" calcext:value-type="float">
            <text:p>100</text:p>
          </table:table-cell>
          <table:table-cell table:style-name="ce31" table:formula="of:=[.E19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20] * 1.1" office:value-type="float" office:value="206.8" calcext:value-type="float">
            <text:p>206.8</text:p>
          </table:table-cell>
          <table:table-cell table:style-name="ce31" table:formula="of:=[.C20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1" table:formula="of:=1000 * POWER(0.001 * [.E17]; 2) * [.D7]" office:value-type="float" office:value="114.426203263889" calcext:value-type="float">
            <text:p>114.426203263889</text:p>
          </table:table-cell>
          <table:table-cell table:style-name="ce31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31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1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1"/>
          <table:table-cell table:style-name="ce31" table:formula="of:=IF([.E23] &gt; [.C24]; CONCATENATE(&quot;TOO HIGH !  MAXIMUM POWER DISSIPATION OF &quot;; [.C24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1" table:formula="of:=1000 * ([.D19] - [.$E$3]) / [.D20]" office:value-type="float" office:value="302.224371373308" calcext:value-type="float">
            <text:p>302.224371373308</text:p>
          </table:table-cell>
          <table:table-cell table:style-name="ce31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8V LDO (TPS7A201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31" table:formula="of:=[.$D$2] - 0.001 * [.E38] * [.D28]" office:value-type="float" office:value="3.338505" calcext:value-type="float">
            <text:p>3.338505</text:p>
          </table:table-cell>
          <table:table-cell table:style-name="ce31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1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23" calcext:value-type="percentage">
            <text:p>-2.3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35] * 2000 / 300" office:value-type="float" office:value="200" calcext:value-type="float">
            <text:p>200</text:p>
          </table:table-cell>
          <table:table-cell table:style-name="ce29" table:formula="of:=[.D35] * 2000 / 300" office:value-type="float" office:value="266.666666666667" calcext:value-type="float">
            <text:p>266.666666666667</text:p>
          </table:table-cell>
          <table:table-cell table:style-name="ce2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35] + 0.001 * ([.C36] + [.C37])" office:value-type="float" office:value="30.215" calcext:value-type="float">
            <text:p>30.215</text:p>
          </table:table-cell>
          <table:table-cell table:style-name="ce29" table:formula="of:=[.D35] + 0.001 * ([.D36] + [.D37])" office:value-type="float" office:value="40.2816666666667" calcext:value-type="float">
            <text:p>40.2816666666667</text:p>
          </table:table-cell>
          <table:table-cell table:style-name="ce29" table:formula="of:=[.E35] + 0.001 * ([.E36] + [.E37])" office:value-type="float" office:value="50.3483333333333" calcext:value-type="float">
            <text:p>50.3483333333333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40] * 0.8" office:value-type="float" office:value="100" calcext:value-type="float">
            <text:p>100</text:p>
          </table:table-cell>
          <table:table-cell table:style-name="ce31" table:formula="of:=[.E40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41] * 1.1" office:value-type="float" office:value="206.8" calcext:value-type="float">
            <text:p>206.8</text:p>
          </table:table-cell>
          <table:table-cell table:style-name="ce31" table:formula="of:=[.C41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1" table:formula="of:=1000 * POWER(0.001 * [.E38]; 2) * [.D28]" office:value-type="float" office:value="83.6535040916667" calcext:value-type="float">
            <text:p>83.6535040916667</text:p>
          </table:table-cell>
          <table:table-cell table:style-name="ce31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31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31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1"/>
          <table:table-cell table:style-name="ce31" table:formula="of:=IF([.E44] &gt; [.C45]; CONCATENATE(&quot;TOO HIGH !  MAXIMUM POWER DISSIPATION OF &quot;; [.C45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1" table:formula="of:=1000 * ([.D40] - [.$E$3]) / [.D41]" office:value-type="float" office:value="302.224371373308" calcext:value-type="float">
            <text:p>302.224371373308</text:p>
          </table:table-cell>
          <table:table-cell table:style-name="ce31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8" office:value-type="string" calcext:value-type="string">
            <text:p>+2.8V LDO (TPS7A2028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31" table:formula="of:=[.$D$2] - 0.001 * [.E59] * [.D49]" office:value-type="float" office:value="5" calcext:value-type="float">
            <text:p>5</text:p>
          </table:table-cell>
          <table:table-cell table:style-name="ce31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1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56] * 2000 / 300" office:value-type="float" office:value="200" calcext:value-type="float">
            <text:p>200</text:p>
          </table:table-cell>
          <table:table-cell table:style-name="ce29" table:formula="of:=[.D56] * 2000 / 300" office:value-type="float" office:value="266.666666666667" calcext:value-type="float">
            <text:p>266.666666666667</text:p>
          </table:table-cell>
          <table:table-cell table:style-name="ce2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56] + 0.001 * ([.C57] + [.C58])" office:value-type="float" office:value="30.215" calcext:value-type="float">
            <text:p>30.215</text:p>
          </table:table-cell>
          <table:table-cell table:style-name="ce29" table:formula="of:=[.D56] + 0.001 * ([.D57] + [.D58])" office:value-type="float" office:value="40.2816666666667" calcext:value-type="float">
            <text:p>40.2816666666667</text:p>
          </table:table-cell>
          <table:table-cell table:style-name="ce29" table:formula="of:=[.E56] + 0.001 * ([.E57] + [.E58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61] * 0.8" office:value-type="float" office:value="240" calcext:value-type="float">
            <text:p>240</text:p>
          </table:table-cell>
          <table:table-cell table:style-name="ce31" table:formula="of:=[.E61] * 0.9" office:value-type="float" office:value="270" calcext:value-type="float">
            <text:p>27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62] * 1.1" office:value-type="float" office:value="206.8" calcext:value-type="float">
            <text:p>206.8</text:p>
          </table:table-cell>
          <table:table-cell table:style-name="ce31" table:formula="of:=[.C62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1" table:formula="of:=1000 * POWER(0.001 * [.E59]; 2) * [.D49]" office:value-type="float" office:value="0" calcext:value-type="float">
            <text:p>0</text:p>
          </table:table-cell>
          <table:table-cell table:style-name="ce31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31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1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1"/>
          <table:table-cell table:style-name="ce31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1" table:formula="of:=1000 * ([.D61] - [.$E$3]) / [.D62]" office:value-type="float" office:value="1063.82978723404" calcext:value-type="float">
            <text:p>1063.82978723404</text:p>
          </table:table-cell>
          <table:table-cell table:style-name="ce31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3V LDO (TPS7A2033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31" table:formula="of:=[.$D$2] - 0.001 * [.E80] * [.D70]" office:value-type="float" office:value="5" calcext:value-type="float">
            <text:p>5</text:p>
          </table:table-cell>
          <table:table-cell table:style-name="ce31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1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77] * 2000 / 300" office:value-type="float" office:value="200" calcext:value-type="float">
            <text:p>200</text:p>
          </table:table-cell>
          <table:table-cell table:style-name="ce29" table:formula="of:=[.D77] * 2000 / 300" office:value-type="float" office:value="266.666666666667" calcext:value-type="float">
            <text:p>266.666666666667</text:p>
          </table:table-cell>
          <table:table-cell table:style-name="ce2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77] + 0.001 * ([.C78] + [.C79])" office:value-type="float" office:value="30.215" calcext:value-type="float">
            <text:p>30.215</text:p>
          </table:table-cell>
          <table:table-cell table:style-name="ce29" table:formula="of:=[.D77] + 0.001 * ([.D78] + [.D79])" office:value-type="float" office:value="40.2816666666667" calcext:value-type="float">
            <text:p>40.2816666666667</text:p>
          </table:table-cell>
          <table:table-cell table:style-name="ce29" table:formula="of:=[.E77] + 0.001 * ([.E78] + [.E79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82] * 0.8" office:value-type="float" office:value="100" calcext:value-type="float">
            <text:p>100</text:p>
          </table:table-cell>
          <table:table-cell table:style-name="ce31" table:formula="of:=[.E82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83] * 1.1" office:value-type="float" office:value="206.8" calcext:value-type="float">
            <text:p>206.8</text:p>
          </table:table-cell>
          <table:table-cell table:style-name="ce31" table:formula="of:=[.C83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31" table:formula="of:=1000 * POWER(0.001 * [.E80]; 2) * [.D70]" office:value-type="float" office:value="0" calcext:value-type="float">
            <text:p>0</text:p>
          </table:table-cell>
          <table:table-cell table:style-name="ce31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31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31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31"/>
          <table:table-cell table:style-name="ce31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1" table:formula="of:=1000 * ([.D82] - [.$E$3]) / [.D83]" office:value-type="float" office:value="302.224371373308" calcext:value-type="float">
            <text:p>302.224371373308</text:p>
          </table:table-cell>
          <table:table-cell table:style-name="ce31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6V LDO (TPS7A2036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31" table:formula="of:=[.$D$2] - 0.001 * [.E101] * [.D91]" office:value-type="float" office:value="5" calcext:value-type="float">
            <text:p>5</text:p>
          </table:table-cell>
          <table:table-cell table:style-name="ce31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1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98] * 2000 / 300" office:value-type="float" office:value="200" calcext:value-type="float">
            <text:p>200</text:p>
          </table:table-cell>
          <table:table-cell table:style-name="ce29" table:formula="of:=[.D98] * 2000 / 300" office:value-type="float" office:value="266.666666666667" calcext:value-type="float">
            <text:p>266.666666666667</text:p>
          </table:table-cell>
          <table:table-cell table:style-name="ce2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98] + 0.001 * ([.C99] + [.C100])" office:value-type="float" office:value="30.215" calcext:value-type="float">
            <text:p>30.215</text:p>
          </table:table-cell>
          <table:table-cell table:style-name="ce29" table:formula="of:=[.D98] + 0.001 * ([.D99] + [.D100])" office:value-type="float" office:value="40.2816666666667" calcext:value-type="float">
            <text:p>40.2816666666667</text:p>
          </table:table-cell>
          <table:table-cell table:style-name="ce29" table:formula="of:=[.E98] + 0.001 * ([.E99] + [.E100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03] * 0.8" office:value-type="float" office:value="100" calcext:value-type="float">
            <text:p>100</text:p>
          </table:table-cell>
          <table:table-cell table:style-name="ce31" table:formula="of:=[.E103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04] * 1.1" office:value-type="float" office:value="206.8" calcext:value-type="float">
            <text:p>206.8</text:p>
          </table:table-cell>
          <table:table-cell table:style-name="ce31" table:formula="of:=[.C104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1" table:formula="of:=1000 * POWER(0.001 * [.E101]; 2) * [.D91]" office:value-type="float" office:value="0" calcext:value-type="float">
            <text:p>0</text:p>
          </table:table-cell>
          <table:table-cell table:style-name="ce31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31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1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1"/>
          <table:table-cell table:style-name="ce31" table:formula="of:=IF([.E107] &gt; [.C108]; CONCATENATE(&quot;TOO HIGH !  MAXIMUM POWER DISSIPATION OF &quot;; [.C108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1" table:formula="of:=1000 * ([.D103] - [.$E$3]) / [.D104]" office:value-type="float" office:value="302.224371373308" calcext:value-type="float">
            <text:p>302.224371373308</text:p>
          </table:table-cell>
          <table:table-cell table:style-name="ce31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0V LDO (TPS7A2040)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31" table:formula="of:=[.$D$2] - 0.001 * [.E122] * [.D112]" office:value-type="float" office:value="5" calcext:value-type="float">
            <text:p>5</text:p>
          </table:table-cell>
          <table:table-cell table:style-name="ce31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1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31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4" office:value-type="percentage" office:value="-0.015" calcext:value-type="percentage">
            <text:p>-1.50%</text:p>
          </table:table-cell>
          <table:table-cell table:style-name="ce34" office:value-type="percentage" office:value="0" calcext:value-type="percentage">
            <text:p>0.00%</text:p>
          </table:table-cell>
          <table:table-cell table:style-name="ce34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30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19] * 2000 / 300" office:value-type="float" office:value="200" calcext:value-type="float">
            <text:p>200</text:p>
          </table:table-cell>
          <table:table-cell table:style-name="ce29" table:formula="of:=[.D119] * 2000 / 300" office:value-type="float" office:value="266.666666666667" calcext:value-type="float">
            <text:p>266.666666666667</text:p>
          </table:table-cell>
          <table:table-cell table:style-name="ce2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19] + 0.001 * ([.C120] + [.C121])" office:value-type="float" office:value="30.215" calcext:value-type="float">
            <text:p>30.215</text:p>
          </table:table-cell>
          <table:table-cell table:style-name="ce29" table:formula="of:=[.D119] + 0.001 * ([.D120] + [.D121])" office:value-type="float" office:value="40.2816666666667" calcext:value-type="float">
            <text:p>40.2816666666667</text:p>
          </table:table-cell>
          <table:table-cell table:style-name="ce29" table:formula="of:=[.E119] + 0.001 * ([.E120] + [.E121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24] * 0.8" office:value-type="float" office:value="100" calcext:value-type="float">
            <text:p>100</text:p>
          </table:table-cell>
          <table:table-cell table:style-name="ce31" table:formula="of:=[.E124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1" table:formula="of:=[.C125] * 1.1" office:value-type="float" office:value="206.8" calcext:value-type="float">
            <text:p>206.8</text:p>
          </table:table-cell>
          <table:table-cell table:style-name="ce31" table:formula="of:=[.C125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1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31" table:formula="of:=1000 * POWER(0.001 * [.E122]; 2) * [.D112]" office:value-type="float" office:value="0" calcext:value-type="float">
            <text:p>0</text:p>
          </table:table-cell>
          <table:table-cell table:style-name="ce31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1" office:value-type="string" calcext:value-type="string">
            <text:p>LDO Power Dissipation (mW)</text:p>
          </table:table-cell>
          <table:table-cell table:style-name="ce31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31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31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31"/>
          <table:table-cell table:style-name="ce31" table:formula="of:=IF([.E128] &gt; [.C129]; CONCATENATE(&quot;TOO HIGH !  MAXIMUM POWER DISSIPATION OF &quot;; [.C129]; &quot;mW IS EXCEEDED !&quot;); &quot;&quot;)">
            <text:p/>
          </table:table-cell>
          <table:table-cell table:style-name="ce31"/>
          <table:table-cell/>
          <table:table-cell table:style-name="ce31" table:number-columns-repeated="1015"/>
        </table:table-row>
        <table:table-row table:style-name="ro1">
          <table:table-cell table:style-name="ce31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31" table:formula="of:=1000 * ([.D124] - [.$E$3]) / [.D125]" office:value-type="float" office:value="302.224371373308" calcext:value-type="float">
            <text:p>302.224371373308</text:p>
          </table:table-cell>
          <table:table-cell table:style-name="ce31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1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TPS62851x Synchronous Buck Regulators</text:p>
          </table:table-cell>
          <table:table-cell table:style-name="ce33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3"/>
          <table:table-cell table:style-name="ce28" office:value-type="string" calcext:value-type="string">
            <text:p>See TPS62851x Datasheet and onsemi App Note AND9135D on Synchronous Buck Converters</text:p>
          </table:table-cell>
          <table:table-cell table:style-name="ce33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1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High Side Current Limit (ILIMH, A)</text:p>
          </table:table-cell>
          <table:table-cell/>
          <table:table-cell table:style-name="ce31" table:formula="of:=SUMPRODUCT([.$B18:.$B21]; [.C18:.C21])" office:value-type="float" office:value="2.85" calcext:value-type="float">
            <text:p>2.85</text:p>
          </table:table-cell>
          <table:table-cell table:style-name="ce31" table:formula="of:=SUMPRODUCT([.$B18:.$B21]; [.D18:.D21])" office:value-type="float" office:value="3.4" calcext:value-type="float">
            <text:p>3.4</text:p>
          </table:table-cell>
          <table:table-cell table:style-name="ce31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Output Voltage</text:p>
          </table:table-cell>
          <table:table-cell/>
          <table:table-cell table:style-name="ce31" table:formula="of:=([.$C$24] / [.$E$25] + 1) * [.$C$6]" office:value-type="float" office:value="3.12556162076481" calcext:value-type="float">
            <text:p>3.12556162076481</text:p>
          </table:table-cell>
          <table:table-cell table:style-name="ce31" table:formula="of:=([.$D$24] / [.$D$25] + 1) * [.$D$6]" office:value-type="float" office:value="3.31530612244898" calcext:value-type="float">
            <text:p>3.31530612244898</text:p>
          </table:table-cell>
          <table:table-cell table:style-name="ce31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Feedback Divider Current (uA)</text:p>
          </table:table-cell>
          <table:table-cell/>
          <table:table-cell table:style-name="ce31" table:formula="of:=1000 * [.$C$27] / ([.$E$24] + [.$E$25])" office:value-type="float" office:value="28.0196292280954" calcext:value-type="float">
            <text:p>28.0196292280954</text:p>
          </table:table-cell>
          <table:table-cell table:style-name="ce31" table:formula="of:=1000 * [.$D$27] / ([.$D$24] + [.$D$25])" office:value-type="float" office:value="30.6122448979592" calcext:value-type="float">
            <text:p>30.6122448979592</text:p>
          </table:table-cell>
          <table:table-cell table:style-name="ce31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Peak Current under Limiting (IPEAK, A)</text:p>
          </table:table-cell>
          <table:table-cell/>
          <table:table-cell table:style-name="ce31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31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31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Inductor Current Ratio (LIR)</text:p>
          </table:table-cell>
          <table:table-cell/>
          <table:table-cell table:style-name="ce31" table:formula="of:=([.$C$2] - [.$E$38] - [.$E$27]) * [.$C$35] / ([.$E$30] * [.$E$3] * [.$E$8])" office:value-type="float" office:value="0.0824211268856218" calcext:value-type="float">
            <text:p>0.0824211268856218</text:p>
          </table:table-cell>
          <table:table-cell table:style-name="ce31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31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Delta Inductor Current (dIL, A)</text:p>
          </table:table-cell>
          <table:table-cell/>
          <table:table-cell table:style-name="ce31" table:formula="of:=[.$C$32] * [.$E$3]" office:value-type="float" office:value="0.123631690328433" calcext:value-type="float">
            <text:p>0.123631690328433</text:p>
          </table:table-cell>
          <table:table-cell table:style-name="ce31" table:formula="of:=[.$D$32] * [.$E$3]" office:value-type="float" office:value="0.702084504618174" calcext:value-type="float">
            <text:p>0.702084504618174</text:p>
          </table:table-cell>
          <table:table-cell table:style-name="ce31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Duty Cycle</text:p>
          </table:table-cell>
          <table:table-cell/>
          <table:table-cell table:style-name="ce31" table:formula="of:=[.$C$27] / [.$E$2]" office:value-type="float" office:value="0.520926936794135" calcext:value-type="float">
            <text:p>0.520926936794135</text:p>
          </table:table-cell>
          <table:table-cell table:style-name="ce31" table:formula="of:=[.$D$27] / [.$D$2]" office:value-type="float" office:value="0.663061224489796" calcext:value-type="float">
            <text:p>0.663061224489796</text:p>
          </table:table-cell>
          <table:table-cell table:style-name="ce31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High-Side On Time (ns)</text:p>
          </table:table-cell>
          <table:table-cell/>
          <table:table-cell table:style-name="ce31" table:formula="of:=1000 * [.$C$35] / [.$E$8]" office:value-type="float" office:value="210.475530017832" calcext:value-type="float">
            <text:p>210.475530017832</text:p>
          </table:table-cell>
          <table:table-cell table:style-name="ce31" table:formula="of:=1000 * [.$D$35] / [.$D$8]" office:value-type="float" office:value="294.69387755102" calcext:value-type="float">
            <text:p>294.69387755102</text:p>
          </table:table-cell>
          <table:table-cell table:style-name="ce31" table:formula="of:=1000 * [.$E$35] / [.$C$8]" office:value-type="float" office:value="418.634042446523" calcext:value-type="float">
            <text:p>418.634042446523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31" table:formula="of:=[.$C$14] / 1000 * [.$C$35] * [.$E$3]" office:value-type="float" office:value="0.0234417121557361" calcext:value-type="float">
            <text:p>0.0234417121557361</text:p>
          </table:table-cell>
          <table:table-cell table:style-name="ce31" table:formula="of:=[.$D$14] / 1000 * [.$D$35] * [.$E$3]" office:value-type="float" office:value="0.0646484693877551" calcext:value-type="float">
            <text:p>0.0646484693877551</text:p>
          </table:table-cell>
          <table:table-cell table:style-name="ce31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w-Side Voltage at High-On (VLON, V)</text:p>
          </table:table-cell>
          <table:table-cell/>
          <table:table-cell table:style-name="ce31" table:formula="of:=[.$C$2] - [.$E$38] - [.$E$27]" office:value-type="float" office:value="0.479312057318273" calcext:value-type="float">
            <text:p>0.479312057318273</text:p>
          </table:table-cell>
          <table:table-cell table:style-name="ce31" table:formula="of:=[.$D$2] - [.$D$38] - [.$D$27]" office:value-type="float" office:value="1.62004540816327" calcext:value-type="float">
            <text:p>1.62004540816327</text:p>
          </table:table-cell>
          <table:table-cell table:style-name="ce31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31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Capacitor Voltage Ratio (CVR)</text:p>
          </table:table-cell>
          <table:table-cell/>
          <table:table-cell table:style-name="ce31" table:formula="of:=[.$E$41] / 1000 / [.$E$27]" office:value-type="float" office:value="0.00284244673006346" calcext:value-type="float">
            <text:p>0.00284244673006346</text:p>
          </table:table-cell>
          <table:table-cell table:style-name="ce31" table:formula="of:=[.$E$41] / 1000 / [.$D$27]" office:value-type="float" office:value="0.00301631271160357" calcext:value-type="float">
            <text:p>0.00301631271160357</text:p>
          </table:table-cell>
          <table:table-cell table:style-name="ce31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Ripple Minimum Output Capacitance (uF)</text:p>
          </table:table-cell>
          <table:table-cell/>
          <table:table-cell table:style-name="ce31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1" office:value-type="string" calcext:value-type="string">
            <text:p>Load Regulation Minimum Output Capacitance (uF)</text:p>
          </table:table-cell>
          <table:table-cell/>
          <table:table-cell table:style-name="ce31" table:formula="of:=[.$E$30] * POWER([.$E$3] * [.$E$33] / 2; 2) / (POWER([.$E$42] / 1000 + [.$C$27]; 2) - POWER([.$C$27]; 2))" office:value-type="float" office:value="35.2878448824909" calcext:value-type="float">
            <text:p>35.2878448824909</text:p>
          </table:table-cell>
          <table:table-cell table:style-name="ce31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1"/>
        <table:table-column table:style-name="co3" table:number-columns-repeated="1017" table:default-cell-style-name="Default"/>
        <table:table-row table:style-name="ro1">
          <table:table-cell table:style-name="ce28" office:value-type="string" calcext:value-type="string">
            <text:p>MP5016H Power Switch – OCP, OVP, Inrush Limiting (2.7V-22V, 0.7A-5A)</text:p>
          </table:table-cell>
          <table:table-cell table:style-name="ce33"/>
          <table:table-cell table:style-name="ce28" table:number-columns-repeated="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3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31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31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31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31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28" office:value-type="string" calcext:value-type="string">
            <text:p>MSF Signal and Propagation Properties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Speed of Light (c, m/s)</text:p>
          </table:table-cell>
          <table:table-cell/>
          <table:table-cell table:style-name="ce2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>
            <text:p>Permiability of Free Space (u0, H/m)</text:p>
          </table:table-cell>
          <table:table-cell/>
          <table:table-cell table:style-name="ce2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Impedance of Free Space (Z0, ohms)</text:p>
          </table:table-cell>
          <table:table-cell/>
          <table:table-cell table:style-name="ce31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Wavelength (lambda, m)</text:p>
          </table:table-cell>
          <table:table-cell/>
          <table:table-cell table:style-name="ce31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Period (t, us)</text:p>
          </table:table-cell>
          <table:table-cell/>
          <table:table-cell table:style-name="ce31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Electric Field Strength (E, mV/m)</text:p>
          </table:table-cell>
          <table:table-cell/>
          <table:table-cell table:style-name="ce31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31" office:value-type="string" calcext:value-type="string">
            <text:p>Magnetic Field Strength (B, uT)</text:p>
          </table:table-cell>
          <table:table-cell/>
          <table:table-cell table:style-name="ce31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8" office:value-type="string" calcext:value-type="string">
            <text:p>Front-End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table:formula="of:=[.$D$24] * 0.98" office:value-type="float" office:value="2.45" calcext:value-type="float">
            <text:p>2.45</text:p>
          </table:table-cell>
          <table:table-cell office:value-type="float" office:value="2.5" calcext:value-type="float">
            <text:p>2.5</text:p>
          </table:table-cell>
          <table:table-cell table:formula="of:=[.$D$24] * 1.02" office:value-type="float" office:value="2.55" calcext:value-type="float">
            <text:p>2.5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style-name="ce31" office:value-type="string" calcext:value-type="string">
            <text:p>ADC LSb (uV)</text:p>
          </table:table-cell>
          <table:table-cell/>
          <table:table-cell table:style-name="ce31" table:formula="of:=1000000 * [.C$24] / POWER(2; [.$D$25])" office:value-type="float" office:value="37.384033203125" calcext:value-type="float">
            <text:p>37.384033203125</text:p>
          </table:table-cell>
          <table:table-cell table:style-name="ce31" table:formula="of:=1000000 * [.D$24] / POWER(2; [.$D$25])" office:value-type="float" office:value="38.14697265625" calcext:value-type="float">
            <text:p>38.14697265625</text:p>
          </table:table-cell>
          <table:table-cell table:style-name="ce31" table:formula="of:=1000000 * [.E$24] / POWER(2; [.$D$25])" office:value-type="float" office:value="38.909912109375" calcext:value-type="float">
            <text:p>38.90991210937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3.16724984190499" calcext:value-type="float">
            <text:p>3.16724984190499</text:p>
          </table:table-cell>
          <table:table-cell office:value-type="float" office:value="20" calcext:value-type="float">
            <text:p>20</text:p>
          </table:table-cell>
          <table:table-cell office:value-type="float" office:value="78.570385207874" calcext:value-type="float">
            <text:p>78.570385207874</text:p>
          </table:table-cell>
          <table:table-cell table:number-columns-repeated="2"/>
          <table:table-cell table:style-name="ce31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Variable Gain Block (V/V)</text:p>
          </table:table-cell>
          <table:table-cell/>
          <table:table-cell table:style-name="ce31" table:formula="of:=POWER(10; [.C28] / 20)" office:value-type="float" office:value="1.44" calcext:value-type="float">
            <text:p>1.44</text:p>
          </table:table-cell>
          <table:table-cell table:style-name="ce31" table:formula="of:=POWER(10; [.D28] / 20)" office:value-type="float" office:value="10" calcext:value-type="float">
            <text:p>10</text:p>
          </table:table-cell>
          <table:table-cell table:style-name="ce31" table:formula="of:=POWER(10; [.E28] / 20)" office:value-type="float" office:value="8482.41000000004" calcext:value-type="float">
            <text:p>8482.4100000000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dB)</text:p>
          </table:table-cell>
          <table:table-cell/>
          <table:table-cell table:formula="of:=[.D31] - 6"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table:formula="of:=[.D31] + 6" office:value-type="float" office:value="-11" calcext:value-type="float">
            <text:p>-11</text:p>
          </table:table-cell>
          <table:table-cell table:number-columns-repeated="2"/>
          <table:table-cell table:style-name="ce31" office:value-type="string" calcext:value-type="string">
            <text:p>Estimated from simulation (+/- 6dB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/- 500Hz (dB)</text:p>
          </table:table-cell>
          <table:table-cell/>
          <table:table-cell table:formula="of:=-83" office:value-type="float" office:value="-83" calcext:value-type="float">
            <text:p>-83</text:p>
          </table:table-cell>
          <table:table-cell office:value-type="float" office:value="-77" calcext:value-type="float">
            <text:p>-77</text:p>
          </table:table-cell>
          <table:table-cell table:formula="of:=-71" office:value-type="float" office:value="-71" calcext:value-type="float">
            <text:p>-71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Filter Insertion Loss (V/V)</text:p>
          </table:table-cell>
          <table:table-cell/>
          <table:table-cell table:style-name="ce31" table:formula="of:=POWER(10; [.C31] / 20)" office:value-type="float" office:value="0.0707945784384138" calcext:value-type="float">
            <text:p>0.0707945784384138</text:p>
          </table:table-cell>
          <table:table-cell table:style-name="ce31" table:formula="of:=POWER(10; [.D31] / 20)" office:value-type="float" office:value="0.141253754462275" calcext:value-type="float">
            <text:p>0.141253754462275</text:p>
          </table:table-cell>
          <table:table-cell table:style-name="ce31" table:formula="of:=POWER(10; [.E31] / 20)" office:value-type="float" office:value="0.281838293126445" calcext:value-type="float">
            <text:p>0.28183829312644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Fixed Gain Block (dB)</text:p>
          </table:table-cell>
          <table:table-cell/>
          <table:table-cell table:style-name="ce31" table:formula="of:=20 * LOG10([.C36])" office:value-type="float" office:value="19.6525180786115" calcext:value-type="float">
            <text:p>19.6525180786115</text:p>
          </table:table-cell>
          <table:table-cell table:style-name="ce31" table:formula="of:=20 * LOG10([.D36])" office:value-type="float" office:value="20" calcext:value-type="float">
            <text:p>20</text:p>
          </table:table-cell>
          <table:table-cell table:style-name="ce31" table:formula="of:=20 * LOG10([.E36])" office:value-type="float" office:value="20.3474819213885" calcext:value-type="float">
            <text:p>20.3474819213885</text:p>
          </table:table-cell>
          <table:table-cell table:number-columns-repeated="16379"/>
        </table:table-row>
        <table:table-row table:style-name="ro1">
          <table:table-cell table:style-name="ce29" office:value-type="string" calcext:value-type="string">
            <text:p>Fixed Gain Block (V/V)</text:p>
          </table:table-cell>
          <table:table-cell/>
          <table:table-cell table:style-name="ce29" table:formula="of:=10 * 0.98 / (1 * 1.02)" office:value-type="float" office:value="9.6078431372549" calcext:value-type="float">
            <text:p>9.6078431372549</text:p>
          </table:table-cell>
          <table:table-cell table:style-name="ce29" table:formula="of:=10 / 1" office:value-type="float" office:value="10" calcext:value-type="float">
            <text:p>10</text:p>
          </table:table-cell>
          <table:table-cell table:style-name="ce29" table:formula="of:=10 * 1.02 / (1 * 0.98)" office:value-type="float" office:value="10.4081632653061" calcext:value-type="float">
            <text:p>10.4081632653061</text:p>
          </table:table-cell>
          <table:table-cell table:number-columns-repeated="2"/>
          <table:table-cell table:style-name="ce31" office:value-type="string" calcext:value-type="string">
            <text:p>Estimated from resistor toleranc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Gain Range (dB)</text:p>
          </table:table-cell>
          <table:table-cell/>
          <table:table-cell table:style-name="ce31" table:formula="of:=[.C$28] + [.C$31] + [.C$35]" office:value-type="float" office:value="-0.180232079483464" calcext:value-type="float">
            <text:p>-0.180232079483464</text:p>
          </table:table-cell>
          <table:table-cell table:style-name="ce31" table:formula="of:=[.D$28] + [.D$31] + [.D$35]" office:value-type="float" office:value="23" calcext:value-type="float">
            <text:p>23</text:p>
          </table:table-cell>
          <table:table-cell table:style-name="ce31" table:formula="of:=[.E$28] + [.E$31] + [.E$35]" office:value-type="float" office:value="87.9178671292625" calcext:value-type="float">
            <text:p>87.917867129262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Gain Range (V/V)</text:p>
          </table:table-cell>
          <table:table-cell/>
          <table:table-cell table:style-name="ce31" table:formula="of:=POWER(10; [.C38] / 20)" office:value-type="float" office:value="0.979463814630289" calcext:value-type="float">
            <text:p>0.979463814630289</text:p>
          </table:table-cell>
          <table:table-cell table:style-name="ce31" table:formula="of:=POWER(10; [.D38] / 20)" office:value-type="float" office:value="14.1253754462275" calcext:value-type="float">
            <text:p>14.1253754462275</text:p>
          </table:table-cell>
          <table:table-cell table:style-name="ce31" table:formula="of:=POWER(10; [.E38] / 20)" office:value-type="float" office:value="24882.4623991702" calcext:value-type="float">
            <text:p>24882.46239917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inimum Gain (dB)</text:p>
          </table:table-cell>
          <table:table-cell/>
          <table:table-cell table:style-name="ce31" table:formula="of:=[.$C$28] + [.C$31] + [.C$35]" office:value-type="float" office:value="-0.180232079483464" calcext:value-type="float">
            <text:p>-0.180232079483464</text:p>
          </table:table-cell>
          <table:table-cell table:style-name="ce31" table:formula="of:=[.$C$28] + [.D$31] + [.D$35]" office:value-type="float" office:value="6.16724984190499" calcext:value-type="float">
            <text:p>6.16724984190499</text:p>
          </table:table-cell>
          <table:table-cell table:style-name="ce31" table:formula="of:=[.$C$28] + [.E$31] + [.E$35]" office:value-type="float" office:value="12.5147317632934" calcext:value-type="float">
            <text:p>12.5147317632934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inimum Gain (V/V)</text:p>
          </table:table-cell>
          <table:table-cell/>
          <table:table-cell table:style-name="ce31" table:formula="of:=POWER(10; [.C41] / 20)" office:value-type="float" office:value="0.979463814630289" calcext:value-type="float">
            <text:p>0.979463814630289</text:p>
          </table:table-cell>
          <table:table-cell table:style-name="ce31" table:formula="of:=POWER(10; [.D41] / 20)" office:value-type="float" office:value="2.03405406425677" calcext:value-type="float">
            <text:p>2.03405406425677</text:p>
          </table:table-cell>
          <table:table-cell table:style-name="ce31" table:formula="of:=POWER(10; [.E41] / 20)" office:value-type="float" office:value="4.22412331575636" calcext:value-type="float">
            <text:p>4.2241233157563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otal Maximum Gain (dB)</text:p>
          </table:table-cell>
          <table:table-cell/>
          <table:table-cell table:style-name="ce31" table:formula="of:=[.$E$28] + [.C$31] + [.C$35]" office:value-type="float" office:value="75.2229032864856" calcext:value-type="float">
            <text:p>75.2229032864856</text:p>
          </table:table-cell>
          <table:table-cell table:style-name="ce31" table:formula="of:=[.$E$28] + [.D$31] + [.D$35]" office:value-type="float" office:value="81.570385207874" calcext:value-type="float">
            <text:p>81.570385207874</text:p>
          </table:table-cell>
          <table:table-cell table:style-name="ce31" table:formula="of:=[.$E$28] + [.E$31] + [.E$35]" office:value-type="float" office:value="87.9178671292625" calcext:value-type="float">
            <text:p>87.9178671292625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Total Maximum Gain (V/V)</text:p>
          </table:table-cell>
          <table:table-cell/>
          <table:table-cell table:style-name="ce31" table:formula="of:=POWER(10; [.C44] / 20)" office:value-type="float" office:value="5769.59281656816" calcext:value-type="float">
            <text:p>5769.59281656816</text:p>
          </table:table-cell>
          <table:table-cell table:style-name="ce31" table:formula="of:=POWER(10; [.D44] / 20)" office:value-type="float" office:value="11981.7225938835" calcext:value-type="float">
            <text:p>11981.7225938835</text:p>
          </table:table-cell>
          <table:table-cell table:style-name="ce31" table:formula="of:=POWER(10; [.E44] / 20)" office:value-type="float" office:value="24882.4623991702" calcext:value-type="float">
            <text:p>24882.462399170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Full-Scale Input at Minimum Gain (mVpp)</text:p>
          </table:table-cell>
          <table:table-cell/>
          <table:table-cell table:style-name="ce31" table:formula="of:=1000 * [.$C$24] / [.$E$42]" office:value-type="float" office:value="580.002006774112" calcext:value-type="float">
            <text:p>580.002006774112</text:p>
          </table:table-cell>
          <table:table-cell table:style-name="ce31" table:formula="of:=1000 * [.$D$24] / [.$D$42]" office:value-type="float" office:value="1229.07254233357" calcext:value-type="float">
            <text:p>1229.07254233357</text:p>
          </table:table-cell>
          <table:table-cell table:style-name="ce31" table:formula="of:=1000 * [.$E$24] / [.$C$42]" office:value-type="float" office:value="2603.4652448723" calcext:value-type="float">
            <text:p>2603.4652448723</text:p>
          </table:table-cell>
          <table:table-cell table:number-columns-repeated="16379"/>
        </table:table-row>
        <table:table-row table:style-name="ro1">
          <table:table-cell table:style-name="ce31" office:value-type="string" calcext:value-type="string">
            <text:p>Full-Scale Input at Maximum Gain (uVpp)</text:p>
          </table:table-cell>
          <table:table-cell/>
          <table:table-cell table:style-name="ce31" table:formula="of:=1000000 * [.$C$24] / [.$E$45]" office:value-type="float" office:value="98.4629238335234" calcext:value-type="float">
            <text:p>98.4629238335234</text:p>
          </table:table-cell>
          <table:table-cell table:style-name="ce31" table:formula="of:=1000000 * [.$D$24] / [.$D$45]" office:value-type="float" office:value="208.651133458573" calcext:value-type="float">
            <text:p>208.651133458573</text:p>
          </table:table-cell>
          <table:table-cell table:style-name="ce31" table:formula="of:=1000000 * [.$E$24] / [.$C$45]" office:value-type="float" office:value="441.972264087221" calcext:value-type="float">
            <text:p>441.97226408722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ADC LSb at Maximum Gain (nVpp)</text:p>
          </table:table-cell>
          <table:table-cell/>
          <table:table-cell table:style-name="ce31" table:formula="of:=1000 * [.$C$26] / [.$E$45]" office:value-type="float" office:value="1.50242498525274" calcext:value-type="float">
            <text:p>1.50242498525274</text:p>
          </table:table-cell>
          <table:table-cell table:style-name="ce31" table:formula="of:=1000 * [.$D$26] / [.$D$45]" office:value-type="float" office:value="3.18376363309591" calcext:value-type="float">
            <text:p>3.18376363309591</text:p>
          </table:table-cell>
          <table:table-cell table:style-name="ce31" table:formula="of:=1000 * [.$E$26] / [.$C$45]" office:value-type="float" office:value="6.74396154918246" calcext:value-type="float">
            <text:p>6.74396154918246</text:p>
          </table:table-cell>
          <table:table-cell table:number-columns-repeated="16379"/>
        </table:table-row>
        <table:table-row table:style-name="ro1">
          <table:table-cell table:style-name="ce2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table:style-name="ce31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PSRR &lt;= 60.5kHz (dB)</text:p>
          </table:table-cell>
          <table:table-cell/>
          <table:table-cell table:style-name="ce31" table:formula="of:=[.C52] + [.C53]" office:value-type="float" office:value="-160" calcext:value-type="float">
            <text:p>-160</text:p>
          </table:table-cell>
          <table:table-cell table:style-name="ce31" table:formula="of:=[.D52] + [.D53]" office:value-type="float" office:value="-129" calcext:value-type="float">
            <text:p>-129</text:p>
          </table:table-cell>
          <table:table-cell table:style-name="ce31" table:formula="of:=[.E52] + [.E53]" office:value-type="float" office:value="-118" calcext:value-type="float">
            <text:p>-118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Input Power Rail Ripple &lt;= 60.5kHz (mVpp)</text:p>
          </table:table-cell>
          <table:table-cell/>
          <table:table-cell table:style-name="ce31" table:formula="of:=0.5 * [.$C$50] * POWER(10; [.E54] / -20) / 1000000" office:value-type="float" office:value="0.596709293170731" calcext:value-type="float">
            <text:p>0.596709293170731</text:p>
          </table:table-cell>
          <table:table-cell table:style-name="ce31" table:number-columns-repeated="2"/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number-columns-repeated="7"/>
          <table:table-cell table:style-name="ce31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31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table:style-name="ce31" office:value-type="string" calcext:value-type="string">
            <text:p>Datasheet Parame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table:formula="of:=[.$C$32] - [.$E$31]" office:value-type="float" office:value="-72" calcext:value-type="float">
            <text:p>-72</text:p>
          </table:table-cell>
          <table:table-cell table:formula="of:=[.$D$32] - [.$D$31]" office:value-type="float" office:value="-60" calcext:value-type="float">
            <text:p>-60</text:p>
          </table:table-cell>
          <table:table-cell table:formula="of:=[.$E$32] - [.$C$31]" office:value-type="float" office:value="-48" calcext:value-type="float">
            <text:p>-48</text:p>
          </table:table-cell>
          <table:table-cell table:number-columns-repeated="2"/>
          <table:table-cell table:style-name="ce31"/>
          <table:table-cell table:number-columns-repeated="16376"/>
        </table:table-row>
        <table:table-row table:style-name="ro1">
          <table:table-cell table:style-name="ce31" office:value-type="string" calcext:value-type="string">
            <text:p>Total OOB PSRR (dB)</text:p>
          </table:table-cell>
          <table:table-cell/>
          <table:table-cell table:style-name="ce31" table:formula="of:=SUM([.C57:.C59])" office:value-type="float" office:value="-182" calcext:value-type="float">
            <text:p>-182</text:p>
          </table:table-cell>
          <table:table-cell table:style-name="ce31" table:formula="of:=SUM([.D57:.D59])" office:value-type="float" office:value="-155" calcext:value-type="float">
            <text:p>-155</text:p>
          </table:table-cell>
          <table:table-cell table:style-name="ce31" table:formula="of:=SUM([.E57:.E59])" office:value-type="float" office:value="-128" calcext:value-type="float">
            <text:p>-128</text:p>
          </table:table-cell>
          <table:table-cell table:number-columns-repeated="2"/>
          <table:table-cell table:style-name="ce31" office:value-type="string" calcext:value-type="string">
            <text:p>OOB – Out-of-Band, ie. 0-59.5kHz and 60.5kHz+</text:p>
          </table:table-cell>
          <table:table-cell table:number-columns-repeated="16376"/>
        </table:table-row>
        <table:table-row table:style-name="ro1">
          <table:table-cell table:style-name="ce31" office:value-type="string" calcext:value-type="string">
            <text:p>Maximum OOB Input Power Rail Ripple (mVpp)</text:p>
          </table:table-cell>
          <table:table-cell/>
          <table:table-cell table:style-name="ce31" table:formula="of:=0.5 * [.$C$50] * POWER(10; [.E60] / -20) / 1000000" office:value-type="float" office:value="1.88696046740867" calcext:value-type="float">
            <text:p>1.88696046740867</text:p>
          </table:table-cell>
          <table:table-cell table:style-name="ce31" table:number-columns-repeated="2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ODO: FACTOR IN NOISE FROM AMPS AND RESISTORS, TOO... <text:s/>THE FIRST 56k R AND THE 390R BEFORE THE CRYSTAL FILTER GIVE 0.11uVrms+(between 1.6dB and 39.3dB) IN A 10Hz BANDWIDTH, THEN (6.53uVrms+(between 11.6dB and 49.3dB)) IN 40.2kHz BANDWIDTH, THEN LPF’D BY WHATEVER RC IS IN FRONT OF ADC PINS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MSF Signal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8" office:value-type="string" calcext:value-type="string">
            <text:p>Poor Man’s Programmable Gain Amplifier</text:p>
          </table:table-cell>
          <table:table-cell table:style-name="ce33"/>
          <table:table-cell table:style-name="ce28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1"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/>
          <table:table-cell table:style-name="ce31" office:value-type="string" calcext:value-type="string">
            <text:p>V/V</text:p>
          </table:table-cell>
          <table:table-cell table:style-name="ce31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string" calcext:value-type="string">
            <text:p>Min Gain</text:p>
          </table:table-cell>
          <table:table-cell table:style-name="ce31" table:formula="of:=MIN([.$F$11:.$F$26])" office:value-type="float" office:value="1.2" calcext:value-type="float">
            <text:p>1.2</text:p>
          </table:table-cell>
          <table:table-cell table:style-name="ce31" table:formula="of:=20 * LOG10([.$H$5])" office:value-type="float" office:value="1.5836249209525" calcext:value-type="float">
            <text:p>1.5836249209525</text:p>
          </table:table-cell>
          <table:table-cell/>
          <table:table-cell table:style-name="ce31" table:formula="of:=MIN([.$H$11:.$H$26])" office:value-type="float" office:value="1.2" calcext:value-type="float">
            <text:p>1.2</text:p>
          </table:table-cell>
          <table:table-cell table:style-name="ce31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1" table:formula="of:=MIN([.$J$11:.$J$266])" office:value-type="float" office:value="1.44" calcext:value-type="float">
            <text:p>1.44</text:p>
          </table:table-cell>
          <table:table-cell table:style-name="ce31" table:formula="of:=20 * LOG10([.$N$5])" office:value-type="float" office:value="3.16724984190499" calcext:value-type="float">
            <text:p>3.16724984190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1" office:value-type="string" calcext:value-type="string">
            <text:p>Max Gain</text:p>
          </table:table-cell>
          <table:table-cell table:style-name="ce31" table:formula="of:=MAX([.$F$11:.$F$26])" office:value-type="float" office:value="92.1" calcext:value-type="float">
            <text:p>92.1</text:p>
          </table:table-cell>
          <table:table-cell table:style-name="ce31" table:formula="of:=20 * LOG10([.$H$6])" office:value-type="float" office:value="39.285192603937" calcext:value-type="float">
            <text:p>39.285192603937</text:p>
          </table:table-cell>
          <table:table-cell/>
          <table:table-cell table:style-name="ce31" table:formula="of:=MAX([.$H$11:.$H$26])" office:value-type="float" office:value="92.1" calcext:value-type="float">
            <text:p>92.1</text:p>
          </table:table-cell>
          <table:table-cell table:style-name="ce31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1" table:formula="of:=MAX([.$J$11:.$J$266])" office:value-type="float" office:value="8482.41" calcext:value-type="float">
            <text:p>8482.41</text:p>
          </table:table-cell>
          <table:table-cell table:style-name="ce31" table:formula="of:=20 * LOG10([.$N$6])" office:value-type="float" office:value="78.570385207874" calcext:value-type="float">
            <text:p>78.5703852078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2" calcext:value-type="float">
            <text:p>1.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44" calcext:value-type="float">
            <text:p>1.44</text:p>
          </table:table-cell>
          <table:table-cell/>
          <table:table-cell table:formula="of:=20 * LOG10([.$J11])" office:value-type="float" office:value="3.16724984190499" calcext:value-type="float">
            <text:p>3.1672498419049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5.05" calcext:value-type="float">
            <text:p>5.0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6.06" calcext:value-type="float">
            <text:p>6.06</text:p>
          </table:table-cell>
          <table:table-cell/>
          <table:table-cell table:formula="of:=20 * LOG10([.$J12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13.55" calcext:value-type="float">
            <text:p>13.5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6.26" calcext:value-type="float">
            <text:p>16.26</text:p>
          </table:table-cell>
          <table:table-cell/>
          <table:table-cell table:formula="of:=20 * LOG10([.$J1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17.4" calcext:value-type="float">
            <text:p>17.4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0.88" calcext:value-type="float">
            <text:p>20.88</text:p>
          </table:table-cell>
          <table:table-cell/>
          <table:table-cell table:formula="of:=20 * LOG10([.$J14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26.05" calcext:value-type="float">
            <text:p>26.0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1.26" calcext:value-type="float">
            <text:p>31.26</text:p>
          </table:table-cell>
          <table:table-cell/>
          <table:table-cell table:formula="of:=20 * LOG10([.$J1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29.9" calcext:value-type="float">
            <text:p>29.9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35.88" calcext:value-type="float">
            <text:p>35.88</text:p>
          </table:table-cell>
          <table:table-cell/>
          <table:table-cell table:formula="of:=20 * LOG10([.$J16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38.4" calcext:value-type="float">
            <text:p>38.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46.08" calcext:value-type="float">
            <text:p>46.08</text:p>
          </table:table-cell>
          <table:table-cell/>
          <table:table-cell table:formula="of:=20 * LOG10([.$J1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42.25" calcext:value-type="float">
            <text:p>42.2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50.7" calcext:value-type="float">
            <text:p>50.7</text:p>
          </table:table-cell>
          <table:table-cell/>
          <table:table-cell table:formula="of:=20 * LOG10([.$J18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51.05" calcext:value-type="float">
            <text:p>51.05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61.26" calcext:value-type="float">
            <text:p>61.26</text:p>
          </table:table-cell>
          <table:table-cell/>
          <table:table-cell table:formula="of:=20 * LOG10([.$J1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54.9" calcext:value-type="float">
            <text:p>54.9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65.88" calcext:value-type="float">
            <text:p>65.88</text:p>
          </table:table-cell>
          <table:table-cell/>
          <table:table-cell table:formula="of:=20 * LOG10([.$J20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63.4" calcext:value-type="float">
            <text:p>63.4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76.08" calcext:value-type="float">
            <text:p>76.08</text:p>
          </table:table-cell>
          <table:table-cell/>
          <table:table-cell table:formula="of:=20 * LOG10([.$J2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67.25" calcext:value-type="float">
            <text:p>67.25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80.7" calcext:value-type="float">
            <text:p>80.7</text:p>
          </table:table-cell>
          <table:table-cell/>
          <table:table-cell table:formula="of:=20 * LOG10([.$J22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75.9" calcext:value-type="float">
            <text:p>75.9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91.08" calcext:value-type="float">
            <text:p>91.08</text:p>
          </table:table-cell>
          <table:table-cell/>
          <table:table-cell table:formula="of:=20 * LOG10([.$J2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79.75" calcext:value-type="float">
            <text:p>79.75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95.7" calcext:value-type="float">
            <text:p>95.7</text:p>
          </table:table-cell>
          <table:table-cell/>
          <table:table-cell table:formula="of:=20 * LOG10([.$J24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88.25" calcext:value-type="float">
            <text:p>88.25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05.9" calcext:value-type="float">
            <text:p>105.9</text:p>
          </table:table-cell>
          <table:table-cell/>
          <table:table-cell table:formula="of:=20 * LOG10([.$J2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92.1" calcext:value-type="float">
            <text:p>92.1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10.52" calcext:value-type="float">
            <text:p>110.52</text:p>
          </table:table-cell>
          <table:table-cell/>
          <table:table-cell table:formula="of:=20 * LOG10([.$J26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6.06" calcext:value-type="float">
            <text:p>6.06</text:p>
          </table:table-cell>
          <table:table-cell/>
          <table:table-cell table:formula="of:=20 * LOG10([.$J27])" office:value-type="float" office:value="15.6494524833257" calcext:value-type="float">
            <text:p>15.64945248332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25.5025" calcext:value-type="float">
            <text:p>25.5025</text:p>
          </table:table-cell>
          <table:table-cell/>
          <table:table-cell table:formula="of:=20 * LOG10([.$J28])" office:value-type="float" office:value="28.1316551247465" calcext:value-type="float">
            <text:p>28.13165512474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68.4275" calcext:value-type="float">
            <text:p>68.4275</text:p>
          </table:table-cell>
          <table:table-cell/>
          <table:table-cell table:formula="of:=20 * LOG10([.$J29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87.87" calcext:value-type="float">
            <text:p>87.87</text:p>
          </table:table-cell>
          <table:table-cell/>
          <table:table-cell table:formula="of:=20 * LOG10([.$J3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131.5525" calcext:value-type="float">
            <text:p>131.5525</text:p>
          </table:table-cell>
          <table:table-cell/>
          <table:table-cell table:formula="of:=20 * LOG10([.$J31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150.995" calcext:value-type="float">
            <text:p>150.995</text:p>
          </table:table-cell>
          <table:table-cell/>
          <table:table-cell table:formula="of:=20 * LOG10([.$J3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193.92" calcext:value-type="float">
            <text:p>193.92</text:p>
          </table:table-cell>
          <table:table-cell/>
          <table:table-cell table:formula="of:=20 * LOG10([.$J33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213.3625" calcext:value-type="float">
            <text:p>213.3625</text:p>
          </table:table-cell>
          <table:table-cell/>
          <table:table-cell table:formula="of:=20 * LOG10([.$J3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257.8025" calcext:value-type="float">
            <text:p>257.8025</text:p>
          </table:table-cell>
          <table:table-cell/>
          <table:table-cell table:formula="of:=20 * LOG10([.$J35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277.245" calcext:value-type="float">
            <text:p>277.245</text:p>
          </table:table-cell>
          <table:table-cell/>
          <table:table-cell table:formula="of:=20 * LOG10([.$J3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320.17" calcext:value-type="float">
            <text:p>320.17</text:p>
          </table:table-cell>
          <table:table-cell/>
          <table:table-cell table:formula="of:=20 * LOG10([.$J37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339.6125" calcext:value-type="float">
            <text:p>339.6125</text:p>
          </table:table-cell>
          <table:table-cell/>
          <table:table-cell table:formula="of:=20 * LOG10([.$J3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383.295" calcext:value-type="float">
            <text:p>383.295</text:p>
          </table:table-cell>
          <table:table-cell/>
          <table:table-cell table:formula="of:=20 * LOG10([.$J39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402.7375" calcext:value-type="float">
            <text:p>402.7375</text:p>
          </table:table-cell>
          <table:table-cell/>
          <table:table-cell table:formula="of:=20 * LOG10([.$J4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445.6625" calcext:value-type="float">
            <text:p>445.6625</text:p>
          </table:table-cell>
          <table:table-cell/>
          <table:table-cell table:formula="of:=20 * LOG10([.$J41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465.105" calcext:value-type="float">
            <text:p>465.105</text:p>
          </table:table-cell>
          <table:table-cell/>
          <table:table-cell table:formula="of:=20 * LOG10([.$J4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16.26" calcext:value-type="float">
            <text:p>16.26</text:p>
          </table:table-cell>
          <table:table-cell/>
          <table:table-cell table:formula="of:=20 * LOG10([.$J43])" office:value-type="float" office:value="24.222410825161" calcext:value-type="float">
            <text:p>24.222410825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68.4275" calcext:value-type="float">
            <text:p>68.4275</text:p>
          </table:table-cell>
          <table:table-cell/>
          <table:table-cell table:formula="of:=20 * LOG10([.$J44])" office:value-type="float" office:value="36.7046134665817" calcext:value-type="float">
            <text:p>36.70461346658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183.6025" calcext:value-type="float">
            <text:p>183.6025</text:p>
          </table:table-cell>
          <table:table-cell/>
          <table:table-cell table:formula="of:=20 * LOG10([.$J45])" office:value-type="float" office:value="45.277571808417" calcext:value-type="float">
            <text:p>45.2775718084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235.77" calcext:value-type="float">
            <text:p>235.77</text:p>
          </table:table-cell>
          <table:table-cell/>
          <table:table-cell table:formula="of:=20 * LOG10([.$J46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352.9775" calcext:value-type="float">
            <text:p>352.9775</text:p>
          </table:table-cell>
          <table:table-cell/>
          <table:table-cell table:formula="of:=20 * LOG10([.$J4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405.145" calcext:value-type="float">
            <text:p>405.145</text:p>
          </table:table-cell>
          <table:table-cell/>
          <table:table-cell table:formula="of:=20 * LOG10([.$J48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520.32" calcext:value-type="float">
            <text:p>520.32</text:p>
          </table:table-cell>
          <table:table-cell/>
          <table:table-cell table:formula="of:=20 * LOG10([.$J4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572.4875" calcext:value-type="float">
            <text:p>572.4875</text:p>
          </table:table-cell>
          <table:table-cell/>
          <table:table-cell table:formula="of:=20 * LOG10([.$J50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691.7275" calcext:value-type="float">
            <text:p>691.7275</text:p>
          </table:table-cell>
          <table:table-cell/>
          <table:table-cell table:formula="of:=20 * LOG10([.$J5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743.895" calcext:value-type="float">
            <text:p>743.895</text:p>
          </table:table-cell>
          <table:table-cell/>
          <table:table-cell table:formula="of:=20 * LOG10([.$J52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859.07" calcext:value-type="float">
            <text:p>859.07</text:p>
          </table:table-cell>
          <table:table-cell/>
          <table:table-cell table:formula="of:=20 * LOG10([.$J5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911.2375" calcext:value-type="float">
            <text:p>911.2375</text:p>
          </table:table-cell>
          <table:table-cell/>
          <table:table-cell table:formula="of:=20 * LOG10([.$J54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1028.445" calcext:value-type="float">
            <text:p>1028.445</text:p>
          </table:table-cell>
          <table:table-cell/>
          <table:table-cell table:formula="of:=20 * LOG10([.$J5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1080.6125" calcext:value-type="float">
            <text:p>1080.6125</text:p>
          </table:table-cell>
          <table:table-cell/>
          <table:table-cell table:formula="of:=20 * LOG10([.$J56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1195.7875" calcext:value-type="float">
            <text:p>1195.7875</text:p>
          </table:table-cell>
          <table:table-cell/>
          <table:table-cell table:formula="of:=20 * LOG10([.$J5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1247.955" calcext:value-type="float">
            <text:p>1247.955</text:p>
          </table:table-cell>
          <table:table-cell/>
          <table:table-cell table:formula="of:=20 * LOG10([.$J58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20.88" calcext:value-type="float">
            <text:p>20.88</text:p>
          </table:table-cell>
          <table:table-cell/>
          <table:table-cell table:formula="of:=20 * LOG10([.$J59])" office:value-type="float" office:value="26.3946098866045" calcext:value-type="float">
            <text:p>26.39460988660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87.87" calcext:value-type="float">
            <text:p>87.87</text:p>
          </table:table-cell>
          <table:table-cell/>
          <table:table-cell table:formula="of:=20 * LOG10([.$J60])" office:value-type="float" office:value="38.8768125280252" calcext:value-type="float">
            <text:p>38.87681252802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235.77" calcext:value-type="float">
            <text:p>235.77</text:p>
          </table:table-cell>
          <table:table-cell/>
          <table:table-cell table:formula="of:=20 * LOG10([.$J61])" office:value-type="float" office:value="47.4497708698605" calcext:value-type="float">
            <text:p>47.44977086986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302.76" calcext:value-type="float">
            <text:p>302.76</text:p>
          </table:table-cell>
          <table:table-cell/>
          <table:table-cell table:formula="of:=20 * LOG10([.$J62])" office:value-type="float" office:value="49.621969931304" calcext:value-type="float">
            <text:p>49.6219699313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453.27" calcext:value-type="float">
            <text:p>453.27</text:p>
          </table:table-cell>
          <table:table-cell/>
          <table:table-cell table:formula="of:=20 * LOG10([.$J63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520.26" calcext:value-type="float">
            <text:p>520.26</text:p>
          </table:table-cell>
          <table:table-cell/>
          <table:table-cell table:formula="of:=20 * LOG10([.$J6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668.16" calcext:value-type="float">
            <text:p>668.16</text:p>
          </table:table-cell>
          <table:table-cell/>
          <table:table-cell table:formula="of:=20 * LOG10([.$J65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735.15" calcext:value-type="float">
            <text:p>735.15</text:p>
          </table:table-cell>
          <table:table-cell/>
          <table:table-cell table:formula="of:=20 * LOG10([.$J6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888.27" calcext:value-type="float">
            <text:p>888.27</text:p>
          </table:table-cell>
          <table:table-cell/>
          <table:table-cell table:formula="of:=20 * LOG10([.$J67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955.26" calcext:value-type="float">
            <text:p>955.26</text:p>
          </table:table-cell>
          <table:table-cell/>
          <table:table-cell table:formula="of:=20 * LOG10([.$J6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1103.16" calcext:value-type="float">
            <text:p>1103.16</text:p>
          </table:table-cell>
          <table:table-cell/>
          <table:table-cell table:formula="of:=20 * LOG10([.$J69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1170.15" calcext:value-type="float">
            <text:p>1170.15</text:p>
          </table:table-cell>
          <table:table-cell/>
          <table:table-cell table:formula="of:=20 * LOG10([.$J7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1320.66" calcext:value-type="float">
            <text:p>1320.66</text:p>
          </table:table-cell>
          <table:table-cell/>
          <table:table-cell table:formula="of:=20 * LOG10([.$J71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1387.65" calcext:value-type="float">
            <text:p>1387.65</text:p>
          </table:table-cell>
          <table:table-cell/>
          <table:table-cell table:formula="of:=20 * LOG10([.$J7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1535.55" calcext:value-type="float">
            <text:p>1535.55</text:p>
          </table:table-cell>
          <table:table-cell/>
          <table:table-cell table:formula="of:=20 * LOG10([.$J73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1602.54" calcext:value-type="float">
            <text:p>1602.54</text:p>
          </table:table-cell>
          <table:table-cell/>
          <table:table-cell table:formula="of:=20 * LOG10([.$J7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31.26" calcext:value-type="float">
            <text:p>31.26</text:p>
          </table:table-cell>
          <table:table-cell/>
          <table:table-cell table:formula="of:=20 * LOG10([.$J75])" office:value-type="float" office:value="29.8997794736634" calcext:value-type="float">
            <text:p>29.89977947366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131.5525" calcext:value-type="float">
            <text:p>131.5525</text:p>
          </table:table-cell>
          <table:table-cell/>
          <table:table-cell table:formula="of:=20 * LOG10([.$J76])" office:value-type="float" office:value="42.3819821150841" calcext:value-type="float">
            <text:p>42.38198211508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352.9775" calcext:value-type="float">
            <text:p>352.9775</text:p>
          </table:table-cell>
          <table:table-cell/>
          <table:table-cell table:formula="of:=20 * LOG10([.$J77])" office:value-type="float" office:value="50.9549404569194" calcext:value-type="float">
            <text:p>50.95494045691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453.27" calcext:value-type="float">
            <text:p>453.27</text:p>
          </table:table-cell>
          <table:table-cell/>
          <table:table-cell table:formula="of:=20 * LOG10([.$J78])" office:value-type="float" office:value="53.1271395183629" calcext:value-type="float">
            <text:p>53.12713951836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678.6025" calcext:value-type="float">
            <text:p>678.6025</text:p>
          </table:table-cell>
          <table:table-cell/>
          <table:table-cell table:formula="of:=20 * LOG10([.$J79])" office:value-type="float" office:value="56.6323091054217" calcext:value-type="float">
            <text:p>56.6323091054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778.895" calcext:value-type="float">
            <text:p>778.895</text:p>
          </table:table-cell>
          <table:table-cell/>
          <table:table-cell table:formula="of:=20 * LOG10([.$J80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1000.32" calcext:value-type="float">
            <text:p>1000.32</text:p>
          </table:table-cell>
          <table:table-cell/>
          <table:table-cell table:formula="of:=20 * LOG10([.$J8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1100.6125" calcext:value-type="float">
            <text:p>1100.6125</text:p>
          </table:table-cell>
          <table:table-cell/>
          <table:table-cell table:formula="of:=20 * LOG10([.$J82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1329.8525" calcext:value-type="float">
            <text:p>1329.8525</text:p>
          </table:table-cell>
          <table:table-cell/>
          <table:table-cell table:formula="of:=20 * LOG10([.$J8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1430.145" calcext:value-type="float">
            <text:p>1430.145</text:p>
          </table:table-cell>
          <table:table-cell/>
          <table:table-cell table:formula="of:=20 * LOG10([.$J84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1651.57" calcext:value-type="float">
            <text:p>1651.57</text:p>
          </table:table-cell>
          <table:table-cell/>
          <table:table-cell table:formula="of:=20 * LOG10([.$J8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1751.8625" calcext:value-type="float">
            <text:p>1751.8625</text:p>
          </table:table-cell>
          <table:table-cell/>
          <table:table-cell table:formula="of:=20 * LOG10([.$J86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1977.195" calcext:value-type="float">
            <text:p>1977.195</text:p>
          </table:table-cell>
          <table:table-cell/>
          <table:table-cell table:formula="of:=20 * LOG10([.$J8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2077.4875" calcext:value-type="float">
            <text:p>2077.4875</text:p>
          </table:table-cell>
          <table:table-cell/>
          <table:table-cell table:formula="of:=20 * LOG10([.$J88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2298.9125" calcext:value-type="float">
            <text:p>2298.9125</text:p>
          </table:table-cell>
          <table:table-cell/>
          <table:table-cell table:formula="of:=20 * LOG10([.$J8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2399.205" calcext:value-type="float">
            <text:p>2399.205</text:p>
          </table:table-cell>
          <table:table-cell/>
          <table:table-cell table:formula="of:=20 * LOG10([.$J90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35.88" calcext:value-type="float">
            <text:p>35.88</text:p>
          </table:table-cell>
          <table:table-cell/>
          <table:table-cell table:formula="of:=20 * LOG10([.$J91])" office:value-type="float" office:value="31.0970486874411" calcext:value-type="float">
            <text:p>31.09704868744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150.995" calcext:value-type="float">
            <text:p>150.995</text:p>
          </table:table-cell>
          <table:table-cell/>
          <table:table-cell table:formula="of:=20 * LOG10([.$J92])" office:value-type="float" office:value="43.5792513288618" calcext:value-type="float">
            <text:p>43.57925132886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405.145" calcext:value-type="float">
            <text:p>405.145</text:p>
          </table:table-cell>
          <table:table-cell/>
          <table:table-cell table:formula="of:=20 * LOG10([.$J93])" office:value-type="float" office:value="52.1522096706971" calcext:value-type="float">
            <text:p>52.15220967069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520.26" calcext:value-type="float">
            <text:p>520.26</text:p>
          </table:table-cell>
          <table:table-cell/>
          <table:table-cell table:formula="of:=20 * LOG10([.$J94])" office:value-type="float" office:value="54.3244087321406" calcext:value-type="float">
            <text:p>54.32440873214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778.895" calcext:value-type="float">
            <text:p>778.895</text:p>
          </table:table-cell>
          <table:table-cell/>
          <table:table-cell table:formula="of:=20 * LOG10([.$J95])" office:value-type="float" office:value="57.8295783191995" calcext:value-type="float">
            <text:p>57.82957831919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894.01" calcext:value-type="float">
            <text:p>894.01</text:p>
          </table:table-cell>
          <table:table-cell/>
          <table:table-cell table:formula="of:=20 * LOG10([.$J96])" office:value-type="float" office:value="59.0268475329772" calcext:value-type="float">
            <text:p>59.02684753297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1148.16" calcext:value-type="float">
            <text:p>1148.16</text:p>
          </table:table-cell>
          <table:table-cell/>
          <table:table-cell table:formula="of:=20 * LOG10([.$J97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1263.275" calcext:value-type="float">
            <text:p>1263.275</text:p>
          </table:table-cell>
          <table:table-cell/>
          <table:table-cell table:formula="of:=20 * LOG10([.$J9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1526.395" calcext:value-type="float">
            <text:p>1526.395</text:p>
          </table:table-cell>
          <table:table-cell/>
          <table:table-cell table:formula="of:=20 * LOG10([.$J99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1641.51" calcext:value-type="float">
            <text:p>1641.51</text:p>
          </table:table-cell>
          <table:table-cell/>
          <table:table-cell table:formula="of:=20 * LOG10([.$J10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1895.66" calcext:value-type="float">
            <text:p>1895.66</text:p>
          </table:table-cell>
          <table:table-cell/>
          <table:table-cell table:formula="of:=20 * LOG10([.$J101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2010.775" calcext:value-type="float">
            <text:p>2010.775</text:p>
          </table:table-cell>
          <table:table-cell/>
          <table:table-cell table:formula="of:=20 * LOG10([.$J10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2269.41" calcext:value-type="float">
            <text:p>2269.41</text:p>
          </table:table-cell>
          <table:table-cell/>
          <table:table-cell table:formula="of:=20 * LOG10([.$J103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2384.525" calcext:value-type="float">
            <text:p>2384.525</text:p>
          </table:table-cell>
          <table:table-cell/>
          <table:table-cell table:formula="of:=20 * LOG10([.$J10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2638.675" calcext:value-type="float">
            <text:p>2638.675</text:p>
          </table:table-cell>
          <table:table-cell/>
          <table:table-cell table:formula="of:=20 * LOG10([.$J105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2753.79" calcext:value-type="float">
            <text:p>2753.79</text:p>
          </table:table-cell>
          <table:table-cell/>
          <table:table-cell table:formula="of:=20 * LOG10([.$J10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46.08" calcext:value-type="float">
            <text:p>46.08</text:p>
          </table:table-cell>
          <table:table-cell/>
          <table:table-cell table:formula="of:=20 * LOG10([.$J107])" office:value-type="float" office:value="33.2702494083031" calcext:value-type="float">
            <text:p>33.27024940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193.92" calcext:value-type="float">
            <text:p>193.92</text:p>
          </table:table-cell>
          <table:table-cell/>
          <table:table-cell table:formula="of:=20 * LOG10([.$J108])" office:value-type="float" office:value="45.7524520497238" calcext:value-type="float">
            <text:p>45.7524520497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520.32" calcext:value-type="float">
            <text:p>520.32</text:p>
          </table:table-cell>
          <table:table-cell/>
          <table:table-cell table:formula="of:=20 * LOG10([.$J109])" office:value-type="float" office:value="54.3254103915591" calcext:value-type="float">
            <text:p>54.32541039155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668.16" calcext:value-type="float">
            <text:p>668.16</text:p>
          </table:table-cell>
          <table:table-cell/>
          <table:table-cell table:formula="of:=20 * LOG10([.$J110])" office:value-type="float" office:value="56.4976094530026" calcext:value-type="float">
            <text:p>56.49760945300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1000.32" calcext:value-type="float">
            <text:p>1000.32</text:p>
          </table:table-cell>
          <table:table-cell/>
          <table:table-cell table:formula="of:=20 * LOG10([.$J111])" office:value-type="float" office:value="60.0027790400615" calcext:value-type="float">
            <text:p>60.002779040061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1148.16" calcext:value-type="float">
            <text:p>1148.16</text:p>
          </table:table-cell>
          <table:table-cell/>
          <table:table-cell table:formula="of:=20 * LOG10([.$J112])" office:value-type="float" office:value="61.2000482538392" calcext:value-type="float">
            <text:p>61.2000482538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1474.56" calcext:value-type="float">
            <text:p>1474.56</text:p>
          </table:table-cell>
          <table:table-cell/>
          <table:table-cell table:formula="of:=20 * LOG10([.$J113])" office:value-type="float" office:value="63.3732489747012" calcext:value-type="float">
            <text:p>63.37324897470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1622.4" calcext:value-type="float">
            <text:p>1622.4</text:p>
          </table:table-cell>
          <table:table-cell/>
          <table:table-cell table:formula="of:=20 * LOG10([.$J114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1960.32" calcext:value-type="float">
            <text:p>1960.32</text:p>
          </table:table-cell>
          <table:table-cell/>
          <table:table-cell table:formula="of:=20 * LOG10([.$J11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2108.16" calcext:value-type="float">
            <text:p>2108.16</text:p>
          </table:table-cell>
          <table:table-cell/>
          <table:table-cell table:formula="of:=20 * LOG10([.$J116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2434.56" calcext:value-type="float">
            <text:p>2434.56</text:p>
          </table:table-cell>
          <table:table-cell/>
          <table:table-cell table:formula="of:=20 * LOG10([.$J11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2582.4" calcext:value-type="float">
            <text:p>2582.4</text:p>
          </table:table-cell>
          <table:table-cell/>
          <table:table-cell table:formula="of:=20 * LOG10([.$J118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2914.56" calcext:value-type="float">
            <text:p>2914.56</text:p>
          </table:table-cell>
          <table:table-cell/>
          <table:table-cell table:formula="of:=20 * LOG10([.$J11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3062.4" calcext:value-type="float">
            <text:p>3062.4</text:p>
          </table:table-cell>
          <table:table-cell/>
          <table:table-cell table:formula="of:=20 * LOG10([.$J120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3388.8" calcext:value-type="float">
            <text:p>3388.8</text:p>
          </table:table-cell>
          <table:table-cell/>
          <table:table-cell table:formula="of:=20 * LOG10([.$J12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3536.64" calcext:value-type="float">
            <text:p>3536.64</text:p>
          </table:table-cell>
          <table:table-cell/>
          <table:table-cell table:formula="of:=20 * LOG10([.$J122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50.7" calcext:value-type="float">
            <text:p>50.7</text:p>
          </table:table-cell>
          <table:table-cell/>
          <table:table-cell table:formula="of:=20 * LOG10([.$J123])" office:value-type="float" office:value="34.1001591866667" calcext:value-type="float">
            <text:p>34.10015918666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213.3625" calcext:value-type="float">
            <text:p>213.3625</text:p>
          </table:table-cell>
          <table:table-cell/>
          <table:table-cell table:formula="of:=20 * LOG10([.$J124])" office:value-type="float" office:value="46.5823618280874" calcext:value-type="float">
            <text:p>46.58236182808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572.4875" calcext:value-type="float">
            <text:p>572.4875</text:p>
          </table:table-cell>
          <table:table-cell/>
          <table:table-cell table:formula="of:=20 * LOG10([.$J125])" office:value-type="float" office:value="55.1553201699227" calcext:value-type="float">
            <text:p>55.15532016992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735.15" calcext:value-type="float">
            <text:p>735.15</text:p>
          </table:table-cell>
          <table:table-cell/>
          <table:table-cell table:formula="of:=20 * LOG10([.$J126])" office:value-type="float" office:value="57.3275192313662" calcext:value-type="float">
            <text:p>57.32751923136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1100.6125" calcext:value-type="float">
            <text:p>1100.6125</text:p>
          </table:table-cell>
          <table:table-cell/>
          <table:table-cell table:formula="of:=20 * LOG10([.$J127])" office:value-type="float" office:value="60.8326888184251" calcext:value-type="float">
            <text:p>60.83268881842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1263.275" calcext:value-type="float">
            <text:p>1263.275</text:p>
          </table:table-cell>
          <table:table-cell/>
          <table:table-cell table:formula="of:=20 * LOG10([.$J128])" office:value-type="float" office:value="62.0299580322028" calcext:value-type="float">
            <text:p>62.0299580322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1622.4" calcext:value-type="float">
            <text:p>1622.4</text:p>
          </table:table-cell>
          <table:table-cell/>
          <table:table-cell table:formula="of:=20 * LOG10([.$J129])" office:value-type="float" office:value="64.2031587530648" calcext:value-type="float">
            <text:p>64.20315875306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1785.0625" calcext:value-type="float">
            <text:p>1785.0625</text:p>
          </table:table-cell>
          <table:table-cell/>
          <table:table-cell table:formula="of:=20 * LOG10([.$J130])" office:value-type="float" office:value="65.0330685314284" calcext:value-type="float">
            <text:p>65.0330685314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2156.8625" calcext:value-type="float">
            <text:p>2156.8625</text:p>
          </table:table-cell>
          <table:table-cell/>
          <table:table-cell table:formula="of:=20 * LOG10([.$J131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2319.525" calcext:value-type="float">
            <text:p>2319.525</text:p>
          </table:table-cell>
          <table:table-cell/>
          <table:table-cell table:formula="of:=20 * LOG10([.$J13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2678.65" calcext:value-type="float">
            <text:p>2678.65</text:p>
          </table:table-cell>
          <table:table-cell/>
          <table:table-cell table:formula="of:=20 * LOG10([.$J133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2841.3125" calcext:value-type="float">
            <text:p>2841.3125</text:p>
          </table:table-cell>
          <table:table-cell/>
          <table:table-cell table:formula="of:=20 * LOG10([.$J13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3206.775" calcext:value-type="float">
            <text:p>3206.775</text:p>
          </table:table-cell>
          <table:table-cell/>
          <table:table-cell table:formula="of:=20 * LOG10([.$J135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3369.4375" calcext:value-type="float">
            <text:p>3369.4375</text:p>
          </table:table-cell>
          <table:table-cell/>
          <table:table-cell table:formula="of:=20 * LOG10([.$J13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3728.5625" calcext:value-type="float">
            <text:p>3728.5625</text:p>
          </table:table-cell>
          <table:table-cell/>
          <table:table-cell table:formula="of:=20 * LOG10([.$J137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3891.225" calcext:value-type="float">
            <text:p>3891.225</text:p>
          </table:table-cell>
          <table:table-cell/>
          <table:table-cell table:formula="of:=20 * LOG10([.$J13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61.26" calcext:value-type="float">
            <text:p>61.26</text:p>
          </table:table-cell>
          <table:table-cell/>
          <table:table-cell table:formula="of:=20 * LOG10([.$J139])" office:value-type="float" office:value="35.7435398494111" calcext:value-type="float">
            <text:p>35.74353984941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257.8025" calcext:value-type="float">
            <text:p>257.8025</text:p>
          </table:table-cell>
          <table:table-cell/>
          <table:table-cell table:formula="of:=20 * LOG10([.$J140])" office:value-type="float" office:value="48.2257424908318" calcext:value-type="float">
            <text:p>48.225742490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691.7275" calcext:value-type="float">
            <text:p>691.7275</text:p>
          </table:table-cell>
          <table:table-cell/>
          <table:table-cell table:formula="of:=20 * LOG10([.$J141])" office:value-type="float" office:value="56.7987008326671" calcext:value-type="float">
            <text:p>56.79870083266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888.27" calcext:value-type="float">
            <text:p>888.27</text:p>
          </table:table-cell>
          <table:table-cell/>
          <table:table-cell table:formula="of:=20 * LOG10([.$J142])" office:value-type="float" office:value="58.9708998941106" calcext:value-type="float">
            <text:p>58.97089989411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1329.8525" calcext:value-type="float">
            <text:p>1329.8525</text:p>
          </table:table-cell>
          <table:table-cell/>
          <table:table-cell table:formula="of:=20 * LOG10([.$J143])" office:value-type="float" office:value="62.4760694811694" calcext:value-type="float">
            <text:p>62.47606948116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1526.395" calcext:value-type="float">
            <text:p>1526.395</text:p>
          </table:table-cell>
          <table:table-cell/>
          <table:table-cell table:formula="of:=20 * LOG10([.$J144])" office:value-type="float" office:value="63.6733386949472" calcext:value-type="float">
            <text:p>63.67333869494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1960.32" calcext:value-type="float">
            <text:p>1960.32</text:p>
          </table:table-cell>
          <table:table-cell/>
          <table:table-cell table:formula="of:=20 * LOG10([.$J145])" office:value-type="float" office:value="65.8465394158092" calcext:value-type="float">
            <text:p>65.84653941580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2156.8625" calcext:value-type="float">
            <text:p>2156.8625</text:p>
          </table:table-cell>
          <table:table-cell/>
          <table:table-cell table:formula="of:=20 * LOG10([.$J146])" office:value-type="float" office:value="66.6764491941728" calcext:value-type="float">
            <text:p>66.67644919417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2606.1025" calcext:value-type="float">
            <text:p>2606.1025</text:p>
          </table:table-cell>
          <table:table-cell/>
          <table:table-cell table:formula="of:=20 * LOG10([.$J147])" office:value-type="float" office:value="68.3198298569172" calcext:value-type="float">
            <text:p>68.31982985691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2802.645" calcext:value-type="float">
            <text:p>2802.645</text:p>
          </table:table-cell>
          <table:table-cell/>
          <table:table-cell table:formula="of:=20 * LOG10([.$J148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3236.57" calcext:value-type="float">
            <text:p>3236.57</text:p>
          </table:table-cell>
          <table:table-cell/>
          <table:table-cell table:formula="of:=20 * LOG10([.$J14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3433.1125" calcext:value-type="float">
            <text:p>3433.1125</text:p>
          </table:table-cell>
          <table:table-cell/>
          <table:table-cell table:formula="of:=20 * LOG10([.$J150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3874.695" calcext:value-type="float">
            <text:p>3874.695</text:p>
          </table:table-cell>
          <table:table-cell/>
          <table:table-cell table:formula="of:=20 * LOG10([.$J15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4071.2375" calcext:value-type="float">
            <text:p>4071.2375</text:p>
          </table:table-cell>
          <table:table-cell/>
          <table:table-cell table:formula="of:=20 * LOG10([.$J152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4505.1625" calcext:value-type="float">
            <text:p>4505.1625</text:p>
          </table:table-cell>
          <table:table-cell/>
          <table:table-cell table:formula="of:=20 * LOG10([.$J15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4701.705" calcext:value-type="float">
            <text:p>4701.705</text:p>
          </table:table-cell>
          <table:table-cell/>
          <table:table-cell table:formula="of:=20 * LOG10([.$J154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65.88" calcext:value-type="float">
            <text:p>65.88</text:p>
          </table:table-cell>
          <table:table-cell/>
          <table:table-cell table:formula="of:=20 * LOG10([.$J155])" office:value-type="float" office:value="36.3750718099543" calcext:value-type="float">
            <text:p>36.37507180995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277.245" calcext:value-type="float">
            <text:p>277.245</text:p>
          </table:table-cell>
          <table:table-cell/>
          <table:table-cell table:formula="of:=20 * LOG10([.$J156])" office:value-type="float" office:value="48.8572744513751" calcext:value-type="float">
            <text:p>48.85727445137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743.895" calcext:value-type="float">
            <text:p>743.895</text:p>
          </table:table-cell>
          <table:table-cell/>
          <table:table-cell table:formula="of:=20 * LOG10([.$J157])" office:value-type="float" office:value="57.4302327932103" calcext:value-type="float">
            <text:p>57.43023279321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955.26" calcext:value-type="float">
            <text:p>955.26</text:p>
          </table:table-cell>
          <table:table-cell/>
          <table:table-cell table:formula="of:=20 * LOG10([.$J158])" office:value-type="float" office:value="59.6024318546538" calcext:value-type="float">
            <text:p>59.60243185465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1430.145" calcext:value-type="float">
            <text:p>1430.145</text:p>
          </table:table-cell>
          <table:table-cell/>
          <table:table-cell table:formula="of:=20 * LOG10([.$J159])" office:value-type="float" office:value="63.1076014417127" calcext:value-type="float">
            <text:p>63.1076014417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1641.51" calcext:value-type="float">
            <text:p>1641.51</text:p>
          </table:table-cell>
          <table:table-cell/>
          <table:table-cell table:formula="of:=20 * LOG10([.$J160])" office:value-type="float" office:value="64.3048706554904" calcext:value-type="float">
            <text:p>64.3048706554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2108.16" calcext:value-type="float">
            <text:p>2108.16</text:p>
          </table:table-cell>
          <table:table-cell/>
          <table:table-cell table:formula="of:=20 * LOG10([.$J161])" office:value-type="float" office:value="66.4780713763525" calcext:value-type="float">
            <text:p>66.4780713763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2319.525" calcext:value-type="float">
            <text:p>2319.525</text:p>
          </table:table-cell>
          <table:table-cell/>
          <table:table-cell table:formula="of:=20 * LOG10([.$J162])" office:value-type="float" office:value="67.3079811547161" calcext:value-type="float">
            <text:p>67.30798115471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2802.645" calcext:value-type="float">
            <text:p>2802.645</text:p>
          </table:table-cell>
          <table:table-cell/>
          <table:table-cell table:formula="of:=20 * LOG10([.$J163])" office:value-type="float" office:value="68.9513618174604" calcext:value-type="float">
            <text:p>68.95136181746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3014.01" calcext:value-type="float">
            <text:p>3014.01</text:p>
          </table:table-cell>
          <table:table-cell/>
          <table:table-cell table:formula="of:=20 * LOG10([.$J164])" office:value-type="float" office:value="69.5828937780037" calcext:value-type="float">
            <text:p>69.58289377800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3480.66" calcext:value-type="float">
            <text:p>3480.66</text:p>
          </table:table-cell>
          <table:table-cell/>
          <table:table-cell table:formula="of:=20 * LOG10([.$J165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3692.025" calcext:value-type="float">
            <text:p>3692.025</text:p>
          </table:table-cell>
          <table:table-cell/>
          <table:table-cell table:formula="of:=20 * LOG10([.$J16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4166.91" calcext:value-type="float">
            <text:p>4166.91</text:p>
          </table:table-cell>
          <table:table-cell/>
          <table:table-cell table:formula="of:=20 * LOG10([.$J167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4378.275" calcext:value-type="float">
            <text:p>4378.275</text:p>
          </table:table-cell>
          <table:table-cell/>
          <table:table-cell table:formula="of:=20 * LOG10([.$J16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4844.925" calcext:value-type="float">
            <text:p>4844.925</text:p>
          </table:table-cell>
          <table:table-cell/>
          <table:table-cell table:formula="of:=20 * LOG10([.$J169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5056.29" calcext:value-type="float">
            <text:p>5056.29</text:p>
          </table:table-cell>
          <table:table-cell/>
          <table:table-cell table:formula="of:=20 * LOG10([.$J17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76.08" calcext:value-type="float">
            <text:p>76.08</text:p>
          </table:table-cell>
          <table:table-cell/>
          <table:table-cell table:formula="of:=20 * LOG10([.$J171])" office:value-type="float" office:value="37.6254100785872" calcext:value-type="float">
            <text:p>37.62541007858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320.17" calcext:value-type="float">
            <text:p>320.17</text:p>
          </table:table-cell>
          <table:table-cell/>
          <table:table-cell table:formula="of:=20 * LOG10([.$J172])" office:value-type="float" office:value="50.1076127200079" calcext:value-type="float">
            <text:p>50.10761272000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859.07" calcext:value-type="float">
            <text:p>859.07</text:p>
          </table:table-cell>
          <table:table-cell/>
          <table:table-cell table:formula="of:=20 * LOG10([.$J173])" office:value-type="float" office:value="58.6805710618431" calcext:value-type="float">
            <text:p>58.68057106184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1103.16" calcext:value-type="float">
            <text:p>1103.16</text:p>
          </table:table-cell>
          <table:table-cell/>
          <table:table-cell table:formula="of:=20 * LOG10([.$J174])" office:value-type="float" office:value="60.8527701232866" calcext:value-type="float">
            <text:p>60.852770123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1651.57" calcext:value-type="float">
            <text:p>1651.57</text:p>
          </table:table-cell>
          <table:table-cell/>
          <table:table-cell table:formula="of:=20 * LOG10([.$J175])" office:value-type="float" office:value="64.3579397103455" calcext:value-type="float">
            <text:p>64.3579397103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1895.66" calcext:value-type="float">
            <text:p>1895.66</text:p>
          </table:table-cell>
          <table:table-cell/>
          <table:table-cell table:formula="of:=20 * LOG10([.$J176])" office:value-type="float" office:value="65.5552089241233" calcext:value-type="float">
            <text:p>65.5552089241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2434.56" calcext:value-type="float">
            <text:p>2434.56</text:p>
          </table:table-cell>
          <table:table-cell/>
          <table:table-cell table:formula="of:=20 * LOG10([.$J177])" office:value-type="float" office:value="67.7284096449853" calcext:value-type="float">
            <text:p>67.72840964498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2678.65" calcext:value-type="float">
            <text:p>2678.65</text:p>
          </table:table-cell>
          <table:table-cell/>
          <table:table-cell table:formula="of:=20 * LOG10([.$J178])" office:value-type="float" office:value="68.5583194233489" calcext:value-type="float">
            <text:p>68.55831942334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3236.57" calcext:value-type="float">
            <text:p>3236.57</text:p>
          </table:table-cell>
          <table:table-cell/>
          <table:table-cell table:formula="of:=20 * LOG10([.$J179])" office:value-type="float" office:value="70.2017000860932" calcext:value-type="float">
            <text:p>70.201700086093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3480.66" calcext:value-type="float">
            <text:p>3480.66</text:p>
          </table:table-cell>
          <table:table-cell/>
          <table:table-cell table:formula="of:=20 * LOG10([.$J180])" office:value-type="float" office:value="70.8332320466365" calcext:value-type="float">
            <text:p>70.83323204663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4019.56" calcext:value-type="float">
            <text:p>4019.56</text:p>
          </table:table-cell>
          <table:table-cell/>
          <table:table-cell table:formula="of:=20 * LOG10([.$J181])" office:value-type="float" office:value="72.0835703152693" calcext:value-type="float">
            <text:p>72.083570315269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4263.65" calcext:value-type="float">
            <text:p>4263.65</text:p>
          </table:table-cell>
          <table:table-cell/>
          <table:table-cell table:formula="of:=20 * LOG10([.$J182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4812.06" calcext:value-type="float">
            <text:p>4812.06</text:p>
          </table:table-cell>
          <table:table-cell/>
          <table:table-cell table:formula="of:=20 * LOG10([.$J18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5056.15" calcext:value-type="float">
            <text:p>5056.15</text:p>
          </table:table-cell>
          <table:table-cell/>
          <table:table-cell table:formula="of:=20 * LOG10([.$J184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5595.05" calcext:value-type="float">
            <text:p>5595.05</text:p>
          </table:table-cell>
          <table:table-cell/>
          <table:table-cell table:formula="of:=20 * LOG10([.$J18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5839.14" calcext:value-type="float">
            <text:p>5839.14</text:p>
          </table:table-cell>
          <table:table-cell/>
          <table:table-cell table:formula="of:=20 * LOG10([.$J186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80.7" calcext:value-type="float">
            <text:p>80.7</text:p>
          </table:table-cell>
          <table:table-cell/>
          <table:table-cell table:formula="of:=20 * LOG10([.$J187])" office:value-type="float" office:value="38.1374706944414" calcext:value-type="float">
            <text:p>38.137470694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339.6125" calcext:value-type="float">
            <text:p>339.6125</text:p>
          </table:table-cell>
          <table:table-cell/>
          <table:table-cell table:formula="of:=20 * LOG10([.$J188])" office:value-type="float" office:value="50.6196733358621" calcext:value-type="float">
            <text:p>50.619673335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911.2375" calcext:value-type="float">
            <text:p>911.2375</text:p>
          </table:table-cell>
          <table:table-cell/>
          <table:table-cell table:formula="of:=20 * LOG10([.$J189])" office:value-type="float" office:value="59.1926316776974" calcext:value-type="float">
            <text:p>59.19263167769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1170.15" calcext:value-type="float">
            <text:p>1170.15</text:p>
          </table:table-cell>
          <table:table-cell/>
          <table:table-cell table:formula="of:=20 * LOG10([.$J190])" office:value-type="float" office:value="61.3648307391409" calcext:value-type="float">
            <text:p>61.36483073914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1751.8625" calcext:value-type="float">
            <text:p>1751.8625</text:p>
          </table:table-cell>
          <table:table-cell/>
          <table:table-cell table:formula="of:=20 * LOG10([.$J191])" office:value-type="float" office:value="64.8700003261998" calcext:value-type="float">
            <text:p>64.87000032619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2010.775" calcext:value-type="float">
            <text:p>2010.775</text:p>
          </table:table-cell>
          <table:table-cell/>
          <table:table-cell table:formula="of:=20 * LOG10([.$J192])" office:value-type="float" office:value="66.0672695399775" calcext:value-type="float">
            <text:p>66.06726953997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2582.4" calcext:value-type="float">
            <text:p>2582.4</text:p>
          </table:table-cell>
          <table:table-cell/>
          <table:table-cell table:formula="of:=20 * LOG10([.$J193])" office:value-type="float" office:value="68.2404702608395" calcext:value-type="float">
            <text:p>68.24047026083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2841.3125" calcext:value-type="float">
            <text:p>2841.3125</text:p>
          </table:table-cell>
          <table:table-cell/>
          <table:table-cell table:formula="of:=20 * LOG10([.$J194])" office:value-type="float" office:value="69.0703800392031" calcext:value-type="float">
            <text:p>69.0703800392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3433.1125" calcext:value-type="float">
            <text:p>3433.1125</text:p>
          </table:table-cell>
          <table:table-cell/>
          <table:table-cell table:formula="of:=20 * LOG10([.$J195])" office:value-type="float" office:value="70.7137607019475" calcext:value-type="float">
            <text:p>70.71376070194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3692.025" calcext:value-type="float">
            <text:p>3692.025</text:p>
          </table:table-cell>
          <table:table-cell/>
          <table:table-cell table:formula="of:=20 * LOG10([.$J196])" office:value-type="float" office:value="71.3452926624908" calcext:value-type="float">
            <text:p>71.3452926624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4263.65" calcext:value-type="float">
            <text:p>4263.65</text:p>
          </table:table-cell>
          <table:table-cell/>
          <table:table-cell table:formula="of:=20 * LOG10([.$J197])" office:value-type="float" office:value="72.5956309311236" calcext:value-type="float">
            <text:p>72.59563093112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4522.5625" calcext:value-type="float">
            <text:p>4522.5625</text:p>
          </table:table-cell>
          <table:table-cell/>
          <table:table-cell table:formula="of:=20 * LOG10([.$J198])" office:value-type="float" office:value="73.1076915469778" calcext:value-type="float">
            <text:p>73.107691546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5104.275" calcext:value-type="float">
            <text:p>5104.275</text:p>
          </table:table-cell>
          <table:table-cell/>
          <table:table-cell table:formula="of:=20 * LOG10([.$J199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5363.1875" calcext:value-type="float">
            <text:p>5363.1875</text:p>
          </table:table-cell>
          <table:table-cell/>
          <table:table-cell table:formula="of:=20 * LOG10([.$J20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5934.8125" calcext:value-type="float">
            <text:p>5934.8125</text:p>
          </table:table-cell>
          <table:table-cell/>
          <table:table-cell table:formula="of:=20 * LOG10([.$J201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6193.725" calcext:value-type="float">
            <text:p>6193.725</text:p>
          </table:table-cell>
          <table:table-cell/>
          <table:table-cell table:formula="of:=20 * LOG10([.$J20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91.08" calcext:value-type="float">
            <text:p>91.08</text:p>
          </table:table-cell>
          <table:table-cell/>
          <table:table-cell table:formula="of:=20 * LOG10([.$J203])" office:value-type="float" office:value="39.1884604388621" calcext:value-type="float">
            <text:p>39.18846043886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383.295" calcext:value-type="float">
            <text:p>383.295</text:p>
          </table:table-cell>
          <table:table-cell/>
          <table:table-cell table:formula="of:=20 * LOG10([.$J204])" office:value-type="float" office:value="51.6706630802828" calcext:value-type="float">
            <text:p>51.67066308028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1028.445" calcext:value-type="float">
            <text:p>1028.445</text:p>
          </table:table-cell>
          <table:table-cell/>
          <table:table-cell table:formula="of:=20 * LOG10([.$J205])" office:value-type="float" office:value="60.2436214221181" calcext:value-type="float">
            <text:p>60.24362142211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1320.66" calcext:value-type="float">
            <text:p>1320.66</text:p>
          </table:table-cell>
          <table:table-cell/>
          <table:table-cell table:formula="of:=20 * LOG10([.$J206])" office:value-type="float" office:value="62.4158204835616" calcext:value-type="float">
            <text:p>62.41582048356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1977.195" calcext:value-type="float">
            <text:p>1977.195</text:p>
          </table:table-cell>
          <table:table-cell/>
          <table:table-cell table:formula="of:=20 * LOG10([.$J207])" office:value-type="float" office:value="65.9209900706205" calcext:value-type="float">
            <text:p>65.92099007062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2269.41" calcext:value-type="float">
            <text:p>2269.41</text:p>
          </table:table-cell>
          <table:table-cell/>
          <table:table-cell table:formula="of:=20 * LOG10([.$J208])" office:value-type="float" office:value="67.1182592843982" calcext:value-type="float">
            <text:p>67.11825928439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2914.56" calcext:value-type="float">
            <text:p>2914.56</text:p>
          </table:table-cell>
          <table:table-cell/>
          <table:table-cell table:formula="of:=20 * LOG10([.$J209])" office:value-type="float" office:value="69.2914600052602" calcext:value-type="float">
            <text:p>69.29146000526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3206.775" calcext:value-type="float">
            <text:p>3206.775</text:p>
          </table:table-cell>
          <table:table-cell/>
          <table:table-cell table:formula="of:=20 * LOG10([.$J210])" office:value-type="float" office:value="70.1213697836238" calcext:value-type="float">
            <text:p>70.12136978362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3874.695" calcext:value-type="float">
            <text:p>3874.695</text:p>
          </table:table-cell>
          <table:table-cell/>
          <table:table-cell table:formula="of:=20 * LOG10([.$J211])" office:value-type="float" office:value="71.7647504463682" calcext:value-type="float">
            <text:p>71.764750446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4166.91" calcext:value-type="float">
            <text:p>4166.91</text:p>
          </table:table-cell>
          <table:table-cell/>
          <table:table-cell table:formula="of:=20 * LOG10([.$J212])" office:value-type="float" office:value="72.3962824069114" calcext:value-type="float">
            <text:p>72.39628240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4812.06" calcext:value-type="float">
            <text:p>4812.06</text:p>
          </table:table-cell>
          <table:table-cell/>
          <table:table-cell table:formula="of:=20 * LOG10([.$J213])" office:value-type="float" office:value="73.6466206755443" calcext:value-type="float">
            <text:p>73.64662067554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5104.275" calcext:value-type="float">
            <text:p>5104.275</text:p>
          </table:table-cell>
          <table:table-cell/>
          <table:table-cell table:formula="of:=20 * LOG10([.$J214])" office:value-type="float" office:value="74.1586812913985" calcext:value-type="float">
            <text:p>74.15868129139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5760.81" calcext:value-type="float">
            <text:p>5760.81</text:p>
          </table:table-cell>
          <table:table-cell/>
          <table:table-cell table:formula="of:=20 * LOG10([.$J215])" office:value-type="float" office:value="75.2096710358192" calcext:value-type="float">
            <text:p>75.20967103581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6053.025" calcext:value-type="float">
            <text:p>6053.025</text:p>
          </table:table-cell>
          <table:table-cell/>
          <table:table-cell table:formula="of:=20 * LOG10([.$J216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6698.175" calcext:value-type="float">
            <text:p>6698.175</text:p>
          </table:table-cell>
          <table:table-cell/>
          <table:table-cell table:formula="of:=20 * LOG10([.$J21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6990.39" calcext:value-type="float">
            <text:p>6990.39</text:p>
          </table:table-cell>
          <table:table-cell/>
          <table:table-cell table:formula="of:=20 * LOG10([.$J218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95.7" calcext:value-type="float">
            <text:p>95.7</text:p>
          </table:table-cell>
          <table:table-cell/>
          <table:table-cell table:formula="of:=20 * LOG10([.$J219])" office:value-type="float" office:value="39.6182387555369" calcext:value-type="float">
            <text:p>39.618238755536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402.7375" calcext:value-type="float">
            <text:p>402.7375</text:p>
          </table:table-cell>
          <table:table-cell/>
          <table:table-cell table:formula="of:=20 * LOG10([.$J220])" office:value-type="float" office:value="52.1004413969576" calcext:value-type="float">
            <text:p>52.10044139695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1080.6125" calcext:value-type="float">
            <text:p>1080.6125</text:p>
          </table:table-cell>
          <table:table-cell/>
          <table:table-cell table:formula="of:=20 * LOG10([.$J221])" office:value-type="float" office:value="60.6733997387929" calcext:value-type="float">
            <text:p>60.67339973879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1387.65" calcext:value-type="float">
            <text:p>1387.65</text:p>
          </table:table-cell>
          <table:table-cell/>
          <table:table-cell table:formula="of:=20 * LOG10([.$J222])" office:value-type="float" office:value="62.8455988002364" calcext:value-type="float">
            <text:p>62.84559880023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2077.4875" calcext:value-type="float">
            <text:p>2077.4875</text:p>
          </table:table-cell>
          <table:table-cell/>
          <table:table-cell table:formula="of:=20 * LOG10([.$J223])" office:value-type="float" office:value="66.3507683872952" calcext:value-type="float">
            <text:p>66.350768387295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2384.525" calcext:value-type="float">
            <text:p>2384.525</text:p>
          </table:table-cell>
          <table:table-cell/>
          <table:table-cell table:formula="of:=20 * LOG10([.$J224])" office:value-type="float" office:value="67.548037601073" calcext:value-type="float">
            <text:p>67.54803760107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3062.4" calcext:value-type="float">
            <text:p>3062.4</text:p>
          </table:table-cell>
          <table:table-cell/>
          <table:table-cell table:formula="of:=20 * LOG10([.$J225])" office:value-type="float" office:value="69.721238321935" calcext:value-type="float">
            <text:p>69.721238321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3369.4375" calcext:value-type="float">
            <text:p>3369.4375</text:p>
          </table:table-cell>
          <table:table-cell/>
          <table:table-cell table:formula="of:=20 * LOG10([.$J226])" office:value-type="float" office:value="70.5511481002986" calcext:value-type="float">
            <text:p>70.55114810029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4071.2375" calcext:value-type="float">
            <text:p>4071.2375</text:p>
          </table:table-cell>
          <table:table-cell/>
          <table:table-cell table:formula="of:=20 * LOG10([.$J227])" office:value-type="float" office:value="72.194528763043" calcext:value-type="float">
            <text:p>72.1945287630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4378.275" calcext:value-type="float">
            <text:p>4378.275</text:p>
          </table:table-cell>
          <table:table-cell/>
          <table:table-cell table:formula="of:=20 * LOG10([.$J228])" office:value-type="float" office:value="72.8260607235862" calcext:value-type="float">
            <text:p>72.826060723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5056.15" calcext:value-type="float">
            <text:p>5056.15</text:p>
          </table:table-cell>
          <table:table-cell/>
          <table:table-cell table:formula="of:=20 * LOG10([.$J229])" office:value-type="float" office:value="74.076398992219" calcext:value-type="float">
            <text:p>74.0763989922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5363.1875" calcext:value-type="float">
            <text:p>5363.1875</text:p>
          </table:table-cell>
          <table:table-cell/>
          <table:table-cell table:formula="of:=20 * LOG10([.$J230])" office:value-type="float" office:value="74.5884596080733" calcext:value-type="float">
            <text:p>74.5884596080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6053.025" calcext:value-type="float">
            <text:p>6053.025</text:p>
          </table:table-cell>
          <table:table-cell/>
          <table:table-cell table:formula="of:=20 * LOG10([.$J231])" office:value-type="float" office:value="75.639449352494" calcext:value-type="float">
            <text:p>75.6394493524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6360.0625" calcext:value-type="float">
            <text:p>6360.0625</text:p>
          </table:table-cell>
          <table:table-cell/>
          <table:table-cell table:formula="of:=20 * LOG10([.$J232])" office:value-type="float" office:value="76.0692276691688" calcext:value-type="float">
            <text:p>76.06922766916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7037.9375" calcext:value-type="float">
            <text:p>7037.9375</text:p>
          </table:table-cell>
          <table:table-cell/>
          <table:table-cell table:formula="of:=20 * LOG10([.$J233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7344.975" calcext:value-type="float">
            <text:p>7344.975</text:p>
          </table:table-cell>
          <table:table-cell/>
          <table:table-cell table:formula="of:=20 * LOG10([.$J23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105.9" calcext:value-type="float">
            <text:p>105.9</text:p>
          </table:table-cell>
          <table:table-cell/>
          <table:table-cell table:formula="of:=20 * LOG10([.$J235])" office:value-type="float" office:value="40.4979192021497" calcext:value-type="float">
            <text:p>40.49791920214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445.6625" calcext:value-type="float">
            <text:p>445.6625</text:p>
          </table:table-cell>
          <table:table-cell/>
          <table:table-cell table:formula="of:=20 * LOG10([.$J236])" office:value-type="float" office:value="52.9801218435704" calcext:value-type="float">
            <text:p>52.9801218435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1195.7875" calcext:value-type="float">
            <text:p>1195.7875</text:p>
          </table:table-cell>
          <table:table-cell/>
          <table:table-cell table:formula="of:=20 * LOG10([.$J237])" office:value-type="float" office:value="61.5530801854057" calcext:value-type="float">
            <text:p>61.5530801854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1535.55" calcext:value-type="float">
            <text:p>1535.55</text:p>
          </table:table-cell>
          <table:table-cell/>
          <table:table-cell table:formula="of:=20 * LOG10([.$J238])" office:value-type="float" office:value="63.7252792468492" calcext:value-type="float">
            <text:p>63.72527924684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2298.9125" calcext:value-type="float">
            <text:p>2298.9125</text:p>
          </table:table-cell>
          <table:table-cell/>
          <table:table-cell table:formula="of:=20 * LOG10([.$J239])" office:value-type="float" office:value="67.2304488339081" calcext:value-type="float">
            <text:p>67.23044883390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2638.675" calcext:value-type="float">
            <text:p>2638.675</text:p>
          </table:table-cell>
          <table:table-cell/>
          <table:table-cell table:formula="of:=20 * LOG10([.$J240])" office:value-type="float" office:value="68.4277180476858" calcext:value-type="float">
            <text:p>68.4277180476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3388.8" calcext:value-type="float">
            <text:p>3388.8</text:p>
          </table:table-cell>
          <table:table-cell/>
          <table:table-cell table:formula="of:=20 * LOG10([.$J241])" office:value-type="float" office:value="70.6009187685478" calcext:value-type="float">
            <text:p>70.60091876854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3728.5625" calcext:value-type="float">
            <text:p>3728.5625</text:p>
          </table:table-cell>
          <table:table-cell/>
          <table:table-cell table:formula="of:=20 * LOG10([.$J242])" office:value-type="float" office:value="71.4308285469114" calcext:value-type="float">
            <text:p>71.43082854691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4505.1625" calcext:value-type="float">
            <text:p>4505.1625</text:p>
          </table:table-cell>
          <table:table-cell/>
          <table:table-cell table:formula="of:=20 * LOG10([.$J243])" office:value-type="float" office:value="73.0742092096558" calcext:value-type="float">
            <text:p>73.07420920965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4844.925" calcext:value-type="float">
            <text:p>4844.925</text:p>
          </table:table-cell>
          <table:table-cell/>
          <table:table-cell table:formula="of:=20 * LOG10([.$J244])" office:value-type="float" office:value="73.7057411701991" calcext:value-type="float">
            <text:p>73.705741170199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5595.05" calcext:value-type="float">
            <text:p>5595.05</text:p>
          </table:table-cell>
          <table:table-cell/>
          <table:table-cell table:formula="of:=20 * LOG10([.$J245])" office:value-type="float" office:value="74.9560794388319" calcext:value-type="float">
            <text:p>74.95607943883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5934.8125" calcext:value-type="float">
            <text:p>5934.8125</text:p>
          </table:table-cell>
          <table:table-cell/>
          <table:table-cell table:formula="of:=20 * LOG10([.$J246])" office:value-type="float" office:value="75.4681400546861" calcext:value-type="float">
            <text:p>75.46814005468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6698.175" calcext:value-type="float">
            <text:p>6698.175</text:p>
          </table:table-cell>
          <table:table-cell/>
          <table:table-cell table:formula="of:=20 * LOG10([.$J247])" office:value-type="float" office:value="76.5191297991068" calcext:value-type="float">
            <text:p>76.51912979910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7037.9375" calcext:value-type="float">
            <text:p>7037.9375</text:p>
          </table:table-cell>
          <table:table-cell/>
          <table:table-cell table:formula="of:=20 * LOG10([.$J248])" office:value-type="float" office:value="76.9489081157816" calcext:value-type="float">
            <text:p>76.9489081157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7788.0625" calcext:value-type="float">
            <text:p>7788.0625</text:p>
          </table:table-cell>
          <table:table-cell/>
          <table:table-cell table:formula="of:=20 * LOG10([.$J249])" office:value-type="float" office:value="77.8285885623944" calcext:value-type="float">
            <text:p>77.82858856239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8127.825" calcext:value-type="float">
            <text:p>8127.825</text:p>
          </table:table-cell>
          <table:table-cell/>
          <table:table-cell table:formula="of:=20 * LOG10([.$J250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110.52" calcext:value-type="float">
            <text:p>110.52</text:p>
          </table:table-cell>
          <table:table-cell/>
          <table:table-cell table:formula="of:=20 * LOG10([.$J251])" office:value-type="float" office:value="40.8688175248895" calcext:value-type="float">
            <text:p>40.86881752488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465.105" calcext:value-type="float">
            <text:p>465.105</text:p>
          </table:table-cell>
          <table:table-cell/>
          <table:table-cell table:formula="of:=20 * LOG10([.$J252])" office:value-type="float" office:value="53.3510201663102" calcext:value-type="float">
            <text:p>53.3510201663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1247.955" calcext:value-type="float">
            <text:p>1247.955</text:p>
          </table:table-cell>
          <table:table-cell/>
          <table:table-cell table:formula="of:=20 * LOG10([.$J253])" office:value-type="float" office:value="61.9239785081455" calcext:value-type="float">
            <text:p>61.92397850814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1602.54" calcext:value-type="float">
            <text:p>1602.54</text:p>
          </table:table-cell>
          <table:table-cell/>
          <table:table-cell table:formula="of:=20 * LOG10([.$J254])" office:value-type="float" office:value="64.096177569589" calcext:value-type="float">
            <text:p>64.0961775695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2399.205" calcext:value-type="float">
            <text:p>2399.205</text:p>
          </table:table-cell>
          <table:table-cell/>
          <table:table-cell table:formula="of:=20 * LOG10([.$J255])" office:value-type="float" office:value="67.6013471566479" calcext:value-type="float">
            <text:p>67.6013471566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2753.79" calcext:value-type="float">
            <text:p>2753.79</text:p>
          </table:table-cell>
          <table:table-cell/>
          <table:table-cell table:formula="of:=20 * LOG10([.$J256])" office:value-type="float" office:value="68.7986163704256" calcext:value-type="float">
            <text:p>68.79861637042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3536.64" calcext:value-type="float">
            <text:p>3536.64</text:p>
          </table:table-cell>
          <table:table-cell/>
          <table:table-cell table:formula="of:=20 * LOG10([.$J257])" office:value-type="float" office:value="70.9718170912876" calcext:value-type="float">
            <text:p>70.97181709128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3891.225" calcext:value-type="float">
            <text:p>3891.225</text:p>
          </table:table-cell>
          <table:table-cell/>
          <table:table-cell table:formula="of:=20 * LOG10([.$J258])" office:value-type="float" office:value="71.8017268696512" calcext:value-type="float">
            <text:p>71.80172686965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4701.705" calcext:value-type="float">
            <text:p>4701.705</text:p>
          </table:table-cell>
          <table:table-cell/>
          <table:table-cell table:formula="of:=20 * LOG10([.$J259])" office:value-type="float" office:value="73.4451075323956" calcext:value-type="float">
            <text:p>73.44510753239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5056.29" calcext:value-type="float">
            <text:p>5056.29</text:p>
          </table:table-cell>
          <table:table-cell/>
          <table:table-cell table:formula="of:=20 * LOG10([.$J260])" office:value-type="float" office:value="74.0766394929388" calcext:value-type="float">
            <text:p>74.07663949293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5839.14" calcext:value-type="float">
            <text:p>5839.14</text:p>
          </table:table-cell>
          <table:table-cell/>
          <table:table-cell table:formula="of:=20 * LOG10([.$J261])" office:value-type="float" office:value="75.3269777615716" calcext:value-type="float">
            <text:p>75.32697776157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6193.725" calcext:value-type="float">
            <text:p>6193.725</text:p>
          </table:table-cell>
          <table:table-cell/>
          <table:table-cell table:formula="of:=20 * LOG10([.$J262])" office:value-type="float" office:value="75.8390383774259" calcext:value-type="float">
            <text:p>75.83903837742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6990.39" calcext:value-type="float">
            <text:p>6990.39</text:p>
          </table:table-cell>
          <table:table-cell/>
          <table:table-cell table:formula="of:=20 * LOG10([.$J263])" office:value-type="float" office:value="76.8900281218466" calcext:value-type="float">
            <text:p>76.89002812184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7344.975" calcext:value-type="float">
            <text:p>7344.975</text:p>
          </table:table-cell>
          <table:table-cell/>
          <table:table-cell table:formula="of:=20 * LOG10([.$J264])" office:value-type="float" office:value="77.3198064385214" calcext:value-type="float">
            <text:p>77.31980643852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8127.825" calcext:value-type="float">
            <text:p>8127.825</text:p>
          </table:table-cell>
          <table:table-cell/>
          <table:table-cell table:formula="of:=20 * LOG10([.$J265])" office:value-type="float" office:value="78.1994868851342" calcext:value-type="float">
            <text:p>78.19948688513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8482.41" calcext:value-type="float">
            <text:p>8482.41</text:p>
          </table:table-cell>
          <table:table-cell/>
          <table:table-cell table:formula="of:=20 * LOG10([.$J266])" office:value-type="float" office:value="78.570385207874" calcext:value-type="float">
            <text:p>78.570385207874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 style:data-style-name="N2" text:time-value="12:07:16.185415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2-19T20:08:39.881305171</dc:date>
    <dc:creator>Pete Restall</dc:creator>
    <meta:editing-duration>P12DT11H46M49S</meta:editing-duration>
    <meta:editing-cycles>293</meta:editing-cycles>
    <meta:generator>LibreOffice/7.6.4.1$Linux_X86_64 LibreOffice_project/60$Build-1</meta:generator>
    <meta:document-statistic meta:table-count="10" meta:cell-count="2040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MSF Signal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SF Signal'.L11:'Poor Man PGA'.L266" loext:label-string="dbgain" chart:class="chart:line">
            <chart:data-point chart:repeated="5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SF Signal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.16724984190499">
                <text:p>3.16724984190499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15.6494524833257">
                <text:p>15.6494524833257</text:p>
              </table:table-cell>
            </table:table-row>
            <table:table-row>
              <table:table-cell office:value-type="string"/>
              <table:table-cell office:value-type="float" office:value="28.1316551247465">
                <text:p>28.1316551247465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24.222410825161">
                <text:p>24.222410825161</text:p>
              </table:table-cell>
            </table:table-row>
            <table:table-row>
              <table:table-cell office:value-type="string"/>
              <table:table-cell office:value-type="float" office:value="36.7046134665817">
                <text:p>36.7046134665817</text:p>
              </table:table-cell>
            </table:table-row>
            <table:table-row>
              <table:table-cell office:value-type="string"/>
              <table:table-cell office:value-type="float" office:value="45.277571808417">
                <text:p>45.277571808417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26.3946098866045">
                <text:p>26.3946098866045</text:p>
              </table:table-cell>
            </table:table-row>
            <table:table-row>
              <table:table-cell office:value-type="string"/>
              <table:table-cell office:value-type="float" office:value="38.8768125280252">
                <text:p>38.8768125280252</text:p>
              </table:table-cell>
            </table:table-row>
            <table:table-row>
              <table:table-cell office:value-type="string"/>
              <table:table-cell office:value-type="float" office:value="47.4497708698605">
                <text:p>47.4497708698605</text:p>
              </table:table-cell>
            </table:table-row>
            <table:table-row>
              <table:table-cell office:value-type="string"/>
              <table:table-cell office:value-type="float" office:value="49.621969931304">
                <text:p>49.62196993130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29.8997794736634">
                <text:p>29.8997794736634</text:p>
              </table:table-cell>
            </table:table-row>
            <table:table-row>
              <table:table-cell office:value-type="string"/>
              <table:table-cell office:value-type="float" office:value="42.3819821150841">
                <text:p>42.3819821150841</text:p>
              </table:table-cell>
            </table:table-row>
            <table:table-row>
              <table:table-cell office:value-type="string"/>
              <table:table-cell office:value-type="float" office:value="50.9549404569194">
                <text:p>50.9549404569194</text:p>
              </table:table-cell>
            </table:table-row>
            <table:table-row>
              <table:table-cell office:value-type="string"/>
              <table:table-cell office:value-type="float" office:value="53.1271395183629">
                <text:p>53.1271395183629</text:p>
              </table:table-cell>
            </table:table-row>
            <table:table-row>
              <table:table-cell office:value-type="string"/>
              <table:table-cell office:value-type="float" office:value="56.6323091054217">
                <text:p>56.6323091054217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31.0970486874411">
                <text:p>31.0970486874411</text:p>
              </table:table-cell>
            </table:table-row>
            <table:table-row>
              <table:table-cell office:value-type="string"/>
              <table:table-cell office:value-type="float" office:value="43.5792513288618">
                <text:p>43.5792513288618</text:p>
              </table:table-cell>
            </table:table-row>
            <table:table-row>
              <table:table-cell office:value-type="string"/>
              <table:table-cell office:value-type="float" office:value="52.1522096706971">
                <text:p>52.1522096706971</text:p>
              </table:table-cell>
            </table:table-row>
            <table:table-row>
              <table:table-cell office:value-type="string"/>
              <table:table-cell office:value-type="float" office:value="54.3244087321406">
                <text:p>54.3244087321406</text:p>
              </table:table-cell>
            </table:table-row>
            <table:table-row>
              <table:table-cell office:value-type="string"/>
              <table:table-cell office:value-type="float" office:value="57.8295783191995">
                <text:p>57.8295783191995</text:p>
              </table:table-cell>
            </table:table-row>
            <table:table-row>
              <table:table-cell office:value-type="string"/>
              <table:table-cell office:value-type="float" office:value="59.0268475329772">
                <text:p>59.0268475329772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33.2702494083031">
                <text:p>33.2702494083031</text:p>
              </table:table-cell>
            </table:table-row>
            <table:table-row>
              <table:table-cell office:value-type="string"/>
              <table:table-cell office:value-type="float" office:value="45.7524520497238">
                <text:p>45.7524520497238</text:p>
              </table:table-cell>
            </table:table-row>
            <table:table-row>
              <table:table-cell office:value-type="string"/>
              <table:table-cell office:value-type="float" office:value="54.3254103915591">
                <text:p>54.3254103915591</text:p>
              </table:table-cell>
            </table:table-row>
            <table:table-row>
              <table:table-cell office:value-type="string"/>
              <table:table-cell office:value-type="float" office:value="56.4976094530026">
                <text:p>56.4976094530026</text:p>
              </table:table-cell>
            </table:table-row>
            <table:table-row>
              <table:table-cell office:value-type="string"/>
              <table:table-cell office:value-type="float" office:value="60.0027790400615">
                <text:p>60.0027790400615</text:p>
              </table:table-cell>
            </table:table-row>
            <table:table-row>
              <table:table-cell office:value-type="string"/>
              <table:table-cell office:value-type="float" office:value="61.2000482538392">
                <text:p>61.2000482538392</text:p>
              </table:table-cell>
            </table:table-row>
            <table:table-row>
              <table:table-cell office:value-type="string"/>
              <table:table-cell office:value-type="float" office:value="63.3732489747012">
                <text:p>63.3732489747012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34.1001591866667">
                <text:p>34.1001591866667</text:p>
              </table:table-cell>
            </table:table-row>
            <table:table-row>
              <table:table-cell office:value-type="string"/>
              <table:table-cell office:value-type="float" office:value="46.5823618280874">
                <text:p>46.5823618280874</text:p>
              </table:table-cell>
            </table:table-row>
            <table:table-row>
              <table:table-cell office:value-type="string"/>
              <table:table-cell office:value-type="float" office:value="55.1553201699227">
                <text:p>55.1553201699227</text:p>
              </table:table-cell>
            </table:table-row>
            <table:table-row>
              <table:table-cell office:value-type="string"/>
              <table:table-cell office:value-type="float" office:value="57.3275192313662">
                <text:p>57.3275192313662</text:p>
              </table:table-cell>
            </table:table-row>
            <table:table-row>
              <table:table-cell office:value-type="string"/>
              <table:table-cell office:value-type="float" office:value="60.8326888184251">
                <text:p>60.8326888184251</text:p>
              </table:table-cell>
            </table:table-row>
            <table:table-row>
              <table:table-cell office:value-type="string"/>
              <table:table-cell office:value-type="float" office:value="62.0299580322028">
                <text:p>62.0299580322028</text:p>
              </table:table-cell>
            </table:table-row>
            <table:table-row>
              <table:table-cell office:value-type="string"/>
              <table:table-cell office:value-type="float" office:value="64.2031587530648">
                <text:p>64.2031587530648</text:p>
              </table:table-cell>
            </table:table-row>
            <table:table-row>
              <table:table-cell office:value-type="string"/>
              <table:table-cell office:value-type="float" office:value="65.0330685314284">
                <text:p>65.0330685314284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35.7435398494111">
                <text:p>35.7435398494111</text:p>
              </table:table-cell>
            </table:table-row>
            <table:table-row>
              <table:table-cell office:value-type="string"/>
              <table:table-cell office:value-type="float" office:value="48.2257424908318">
                <text:p>48.2257424908318</text:p>
              </table:table-cell>
            </table:table-row>
            <table:table-row>
              <table:table-cell office:value-type="string"/>
              <table:table-cell office:value-type="float" office:value="56.7987008326671">
                <text:p>56.7987008326671</text:p>
              </table:table-cell>
            </table:table-row>
            <table:table-row>
              <table:table-cell office:value-type="string"/>
              <table:table-cell office:value-type="float" office:value="58.9708998941106">
                <text:p>58.9708998941106</text:p>
              </table:table-cell>
            </table:table-row>
            <table:table-row>
              <table:table-cell office:value-type="string"/>
              <table:table-cell office:value-type="float" office:value="62.4760694811694">
                <text:p>62.4760694811694</text:p>
              </table:table-cell>
            </table:table-row>
            <table:table-row>
              <table:table-cell office:value-type="string"/>
              <table:table-cell office:value-type="float" office:value="63.6733386949472">
                <text:p>63.6733386949472</text:p>
              </table:table-cell>
            </table:table-row>
            <table:table-row>
              <table:table-cell office:value-type="string"/>
              <table:table-cell office:value-type="float" office:value="65.8465394158092">
                <text:p>65.8465394158092</text:p>
              </table:table-cell>
            </table:table-row>
            <table:table-row>
              <table:table-cell office:value-type="string"/>
              <table:table-cell office:value-type="float" office:value="66.6764491941728">
                <text:p>66.6764491941728</text:p>
              </table:table-cell>
            </table:table-row>
            <table:table-row>
              <table:table-cell office:value-type="string"/>
              <table:table-cell office:value-type="float" office:value="68.3198298569172">
                <text:p>68.3198298569172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36.3750718099543">
                <text:p>36.3750718099543</text:p>
              </table:table-cell>
            </table:table-row>
            <table:table-row>
              <table:table-cell office:value-type="string"/>
              <table:table-cell office:value-type="float" office:value="48.8572744513751">
                <text:p>48.8572744513751</text:p>
              </table:table-cell>
            </table:table-row>
            <table:table-row>
              <table:table-cell office:value-type="string"/>
              <table:table-cell office:value-type="float" office:value="57.4302327932103">
                <text:p>57.4302327932103</text:p>
              </table:table-cell>
            </table:table-row>
            <table:table-row>
              <table:table-cell office:value-type="string"/>
              <table:table-cell office:value-type="float" office:value="59.6024318546538">
                <text:p>59.6024318546538</text:p>
              </table:table-cell>
            </table:table-row>
            <table:table-row>
              <table:table-cell office:value-type="string"/>
              <table:table-cell office:value-type="float" office:value="63.1076014417127">
                <text:p>63.1076014417127</text:p>
              </table:table-cell>
            </table:table-row>
            <table:table-row>
              <table:table-cell office:value-type="string"/>
              <table:table-cell office:value-type="float" office:value="64.3048706554904">
                <text:p>64.3048706554904</text:p>
              </table:table-cell>
            </table:table-row>
            <table:table-row>
              <table:table-cell office:value-type="string"/>
              <table:table-cell office:value-type="float" office:value="66.4780713763525">
                <text:p>66.4780713763525</text:p>
              </table:table-cell>
            </table:table-row>
            <table:table-row>
              <table:table-cell office:value-type="string"/>
              <table:table-cell office:value-type="float" office:value="67.3079811547161">
                <text:p>67.3079811547161</text:p>
              </table:table-cell>
            </table:table-row>
            <table:table-row>
              <table:table-cell office:value-type="string"/>
              <table:table-cell office:value-type="float" office:value="68.9513618174604">
                <text:p>68.9513618174604</text:p>
              </table:table-cell>
            </table:table-row>
            <table:table-row>
              <table:table-cell office:value-type="string"/>
              <table:table-cell office:value-type="float" office:value="69.5828937780037">
                <text:p>69.5828937780037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37.6254100785872">
                <text:p>37.6254100785872</text:p>
              </table:table-cell>
            </table:table-row>
            <table:table-row>
              <table:table-cell office:value-type="string"/>
              <table:table-cell office:value-type="float" office:value="50.1076127200079">
                <text:p>50.1076127200079</text:p>
              </table:table-cell>
            </table:table-row>
            <table:table-row>
              <table:table-cell office:value-type="string"/>
              <table:table-cell office:value-type="float" office:value="58.6805710618431">
                <text:p>58.6805710618431</text:p>
              </table:table-cell>
            </table:table-row>
            <table:table-row>
              <table:table-cell office:value-type="string"/>
              <table:table-cell office:value-type="float" office:value="60.8527701232866">
                <text:p>60.8527701232866</text:p>
              </table:table-cell>
            </table:table-row>
            <table:table-row>
              <table:table-cell office:value-type="string"/>
              <table:table-cell office:value-type="float" office:value="64.3579397103455">
                <text:p>64.3579397103455</text:p>
              </table:table-cell>
            </table:table-row>
            <table:table-row>
              <table:table-cell office:value-type="string"/>
              <table:table-cell office:value-type="float" office:value="65.5552089241233">
                <text:p>65.5552089241233</text:p>
              </table:table-cell>
            </table:table-row>
            <table:table-row>
              <table:table-cell office:value-type="string"/>
              <table:table-cell office:value-type="float" office:value="67.7284096449853">
                <text:p>67.7284096449853</text:p>
              </table:table-cell>
            </table:table-row>
            <table:table-row>
              <table:table-cell office:value-type="string"/>
              <table:table-cell office:value-type="float" office:value="68.5583194233489">
                <text:p>68.5583194233489</text:p>
              </table:table-cell>
            </table:table-row>
            <table:table-row>
              <table:table-cell office:value-type="string"/>
              <table:table-cell office:value-type="float" office:value="70.2017000860932">
                <text:p>70.2017000860932</text:p>
              </table:table-cell>
            </table:table-row>
            <table:table-row>
              <table:table-cell office:value-type="string"/>
              <table:table-cell office:value-type="float" office:value="70.8332320466365">
                <text:p>70.8332320466365</text:p>
              </table:table-cell>
            </table:table-row>
            <table:table-row>
              <table:table-cell office:value-type="string"/>
              <table:table-cell office:value-type="float" office:value="72.0835703152693">
                <text:p>72.0835703152693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38.1374706944414">
                <text:p>38.1374706944414</text:p>
              </table:table-cell>
            </table:table-row>
            <table:table-row>
              <table:table-cell office:value-type="string"/>
              <table:table-cell office:value-type="float" office:value="50.6196733358621">
                <text:p>50.6196733358621</text:p>
              </table:table-cell>
            </table:table-row>
            <table:table-row>
              <table:table-cell office:value-type="string"/>
              <table:table-cell office:value-type="float" office:value="59.1926316776974">
                <text:p>59.1926316776974</text:p>
              </table:table-cell>
            </table:table-row>
            <table:table-row>
              <table:table-cell office:value-type="string"/>
              <table:table-cell office:value-type="float" office:value="61.3648307391409">
                <text:p>61.3648307391409</text:p>
              </table:table-cell>
            </table:table-row>
            <table:table-row>
              <table:table-cell office:value-type="string"/>
              <table:table-cell office:value-type="float" office:value="64.8700003261998">
                <text:p>64.8700003261998</text:p>
              </table:table-cell>
            </table:table-row>
            <table:table-row>
              <table:table-cell office:value-type="string"/>
              <table:table-cell office:value-type="float" office:value="66.0672695399775">
                <text:p>66.0672695399775</text:p>
              </table:table-cell>
            </table:table-row>
            <table:table-row>
              <table:table-cell office:value-type="string"/>
              <table:table-cell office:value-type="float" office:value="68.2404702608395">
                <text:p>68.2404702608395</text:p>
              </table:table-cell>
            </table:table-row>
            <table:table-row>
              <table:table-cell office:value-type="string"/>
              <table:table-cell office:value-type="float" office:value="69.0703800392031">
                <text:p>69.0703800392031</text:p>
              </table:table-cell>
            </table:table-row>
            <table:table-row>
              <table:table-cell office:value-type="string"/>
              <table:table-cell office:value-type="float" office:value="70.7137607019475">
                <text:p>70.7137607019475</text:p>
              </table:table-cell>
            </table:table-row>
            <table:table-row>
              <table:table-cell office:value-type="string"/>
              <table:table-cell office:value-type="float" office:value="71.3452926624908">
                <text:p>71.3452926624908</text:p>
              </table:table-cell>
            </table:table-row>
            <table:table-row>
              <table:table-cell office:value-type="string"/>
              <table:table-cell office:value-type="float" office:value="72.5956309311236">
                <text:p>72.5956309311236</text:p>
              </table:table-cell>
            </table:table-row>
            <table:table-row>
              <table:table-cell office:value-type="string"/>
              <table:table-cell office:value-type="float" office:value="73.1076915469778">
                <text:p>73.1076915469778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39.1884604388621">
                <text:p>39.1884604388621</text:p>
              </table:table-cell>
            </table:table-row>
            <table:table-row>
              <table:table-cell office:value-type="string"/>
              <table:table-cell office:value-type="float" office:value="51.6706630802828">
                <text:p>51.6706630802828</text:p>
              </table:table-cell>
            </table:table-row>
            <table:table-row>
              <table:table-cell office:value-type="string"/>
              <table:table-cell office:value-type="float" office:value="60.2436214221181">
                <text:p>60.2436214221181</text:p>
              </table:table-cell>
            </table:table-row>
            <table:table-row>
              <table:table-cell office:value-type="string"/>
              <table:table-cell office:value-type="float" office:value="62.4158204835616">
                <text:p>62.4158204835616</text:p>
              </table:table-cell>
            </table:table-row>
            <table:table-row>
              <table:table-cell office:value-type="string"/>
              <table:table-cell office:value-type="float" office:value="65.9209900706205">
                <text:p>65.9209900706205</text:p>
              </table:table-cell>
            </table:table-row>
            <table:table-row>
              <table:table-cell office:value-type="string"/>
              <table:table-cell office:value-type="float" office:value="67.1182592843982">
                <text:p>67.1182592843982</text:p>
              </table:table-cell>
            </table:table-row>
            <table:table-row>
              <table:table-cell office:value-type="string"/>
              <table:table-cell office:value-type="float" office:value="69.2914600052602">
                <text:p>69.2914600052602</text:p>
              </table:table-cell>
            </table:table-row>
            <table:table-row>
              <table:table-cell office:value-type="string"/>
              <table:table-cell office:value-type="float" office:value="70.1213697836238">
                <text:p>70.1213697836238</text:p>
              </table:table-cell>
            </table:table-row>
            <table:table-row>
              <table:table-cell office:value-type="string"/>
              <table:table-cell office:value-type="float" office:value="71.7647504463682">
                <text:p>71.7647504463682</text:p>
              </table:table-cell>
            </table:table-row>
            <table:table-row>
              <table:table-cell office:value-type="string"/>
              <table:table-cell office:value-type="float" office:value="72.3962824069114">
                <text:p>72.3962824069114</text:p>
              </table:table-cell>
            </table:table-row>
            <table:table-row>
              <table:table-cell office:value-type="string"/>
              <table:table-cell office:value-type="float" office:value="73.6466206755443">
                <text:p>73.6466206755443</text:p>
              </table:table-cell>
            </table:table-row>
            <table:table-row>
              <table:table-cell office:value-type="string"/>
              <table:table-cell office:value-type="float" office:value="74.1586812913985">
                <text:p>74.1586812913985</text:p>
              </table:table-cell>
            </table:table-row>
            <table:table-row>
              <table:table-cell office:value-type="string"/>
              <table:table-cell office:value-type="float" office:value="75.2096710358192">
                <text:p>75.2096710358192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39.6182387555369">
                <text:p>39.6182387555369</text:p>
              </table:table-cell>
            </table:table-row>
            <table:table-row>
              <table:table-cell office:value-type="string"/>
              <table:table-cell office:value-type="float" office:value="52.1004413969576">
                <text:p>52.1004413969576</text:p>
              </table:table-cell>
            </table:table-row>
            <table:table-row>
              <table:table-cell office:value-type="string"/>
              <table:table-cell office:value-type="float" office:value="60.6733997387929">
                <text:p>60.6733997387929</text:p>
              </table:table-cell>
            </table:table-row>
            <table:table-row>
              <table:table-cell office:value-type="string"/>
              <table:table-cell office:value-type="float" office:value="62.8455988002364">
                <text:p>62.8455988002364</text:p>
              </table:table-cell>
            </table:table-row>
            <table:table-row>
              <table:table-cell office:value-type="string"/>
              <table:table-cell office:value-type="float" office:value="66.3507683872952">
                <text:p>66.3507683872952</text:p>
              </table:table-cell>
            </table:table-row>
            <table:table-row>
              <table:table-cell office:value-type="string"/>
              <table:table-cell office:value-type="float" office:value="67.548037601073">
                <text:p>67.548037601073</text:p>
              </table:table-cell>
            </table:table-row>
            <table:table-row>
              <table:table-cell office:value-type="string"/>
              <table:table-cell office:value-type="float" office:value="69.721238321935">
                <text:p>69.721238321935</text:p>
              </table:table-cell>
            </table:table-row>
            <table:table-row>
              <table:table-cell office:value-type="string"/>
              <table:table-cell office:value-type="float" office:value="70.5511481002986">
                <text:p>70.5511481002986</text:p>
              </table:table-cell>
            </table:table-row>
            <table:table-row>
              <table:table-cell office:value-type="string"/>
              <table:table-cell office:value-type="float" office:value="72.194528763043">
                <text:p>72.194528763043</text:p>
              </table:table-cell>
            </table:table-row>
            <table:table-row>
              <table:table-cell office:value-type="string"/>
              <table:table-cell office:value-type="float" office:value="72.8260607235862">
                <text:p>72.8260607235862</text:p>
              </table:table-cell>
            </table:table-row>
            <table:table-row>
              <table:table-cell office:value-type="string"/>
              <table:table-cell office:value-type="float" office:value="74.076398992219">
                <text:p>74.076398992219</text:p>
              </table:table-cell>
            </table:table-row>
            <table:table-row>
              <table:table-cell office:value-type="string"/>
              <table:table-cell office:value-type="float" office:value="74.5884596080733">
                <text:p>74.5884596080733</text:p>
              </table:table-cell>
            </table:table-row>
            <table:table-row>
              <table:table-cell office:value-type="string"/>
              <table:table-cell office:value-type="float" office:value="75.639449352494">
                <text:p>75.639449352494</text:p>
              </table:table-cell>
            </table:table-row>
            <table:table-row>
              <table:table-cell office:value-type="string"/>
              <table:table-cell office:value-type="float" office:value="76.0692276691688">
                <text:p>76.069227669168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40.4979192021497">
                <text:p>40.4979192021497</text:p>
              </table:table-cell>
            </table:table-row>
            <table:table-row>
              <table:table-cell office:value-type="string"/>
              <table:table-cell office:value-type="float" office:value="52.9801218435704">
                <text:p>52.9801218435704</text:p>
              </table:table-cell>
            </table:table-row>
            <table:table-row>
              <table:table-cell office:value-type="string"/>
              <table:table-cell office:value-type="float" office:value="61.5530801854057">
                <text:p>61.5530801854057</text:p>
              </table:table-cell>
            </table:table-row>
            <table:table-row>
              <table:table-cell office:value-type="string"/>
              <table:table-cell office:value-type="float" office:value="63.7252792468492">
                <text:p>63.7252792468492</text:p>
              </table:table-cell>
            </table:table-row>
            <table:table-row>
              <table:table-cell office:value-type="string"/>
              <table:table-cell office:value-type="float" office:value="67.2304488339081">
                <text:p>67.2304488339081</text:p>
              </table:table-cell>
            </table:table-row>
            <table:table-row>
              <table:table-cell office:value-type="string"/>
              <table:table-cell office:value-type="float" office:value="68.4277180476858">
                <text:p>68.4277180476858</text:p>
              </table:table-cell>
            </table:table-row>
            <table:table-row>
              <table:table-cell office:value-type="string"/>
              <table:table-cell office:value-type="float" office:value="70.6009187685478">
                <text:p>70.6009187685478</text:p>
              </table:table-cell>
            </table:table-row>
            <table:table-row>
              <table:table-cell office:value-type="string"/>
              <table:table-cell office:value-type="float" office:value="71.4308285469114">
                <text:p>71.4308285469114</text:p>
              </table:table-cell>
            </table:table-row>
            <table:table-row>
              <table:table-cell office:value-type="string"/>
              <table:table-cell office:value-type="float" office:value="73.0742092096558">
                <text:p>73.0742092096558</text:p>
              </table:table-cell>
            </table:table-row>
            <table:table-row>
              <table:table-cell office:value-type="string"/>
              <table:table-cell office:value-type="float" office:value="73.7057411701991">
                <text:p>73.7057411701991</text:p>
              </table:table-cell>
            </table:table-row>
            <table:table-row>
              <table:table-cell office:value-type="string"/>
              <table:table-cell office:value-type="float" office:value="74.9560794388319">
                <text:p>74.9560794388319</text:p>
              </table:table-cell>
            </table:table-row>
            <table:table-row>
              <table:table-cell office:value-type="string"/>
              <table:table-cell office:value-type="float" office:value="75.4681400546861">
                <text:p>75.4681400546861</text:p>
              </table:table-cell>
            </table:table-row>
            <table:table-row>
              <table:table-cell office:value-type="string"/>
              <table:table-cell office:value-type="float" office:value="76.5191297991068">
                <text:p>76.5191297991068</text:p>
              </table:table-cell>
            </table:table-row>
            <table:table-row>
              <table:table-cell office:value-type="string"/>
              <table:table-cell office:value-type="float" office:value="76.9489081157816">
                <text:p>76.9489081157816</text:p>
              </table:table-cell>
            </table:table-row>
            <table:table-row>
              <table:table-cell office:value-type="string"/>
              <table:table-cell office:value-type="float" office:value="77.8285885623944">
                <text:p>77.828588562394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40.8688175248895">
                <text:p>40.8688175248895</text:p>
              </table:table-cell>
            </table:table-row>
            <table:table-row>
              <table:table-cell office:value-type="string"/>
              <table:table-cell office:value-type="float" office:value="53.3510201663102">
                <text:p>53.3510201663102</text:p>
              </table:table-cell>
            </table:table-row>
            <table:table-row>
              <table:table-cell office:value-type="string"/>
              <table:table-cell office:value-type="float" office:value="61.9239785081455">
                <text:p>61.9239785081455</text:p>
              </table:table-cell>
            </table:table-row>
            <table:table-row>
              <table:table-cell office:value-type="string"/>
              <table:table-cell office:value-type="float" office:value="64.096177569589">
                <text:p>64.096177569589</text:p>
              </table:table-cell>
            </table:table-row>
            <table:table-row>
              <table:table-cell office:value-type="string"/>
              <table:table-cell office:value-type="float" office:value="67.6013471566479">
                <text:p>67.6013471566479</text:p>
              </table:table-cell>
            </table:table-row>
            <table:table-row>
              <table:table-cell office:value-type="string"/>
              <table:table-cell office:value-type="float" office:value="68.7986163704256">
                <text:p>68.7986163704256</text:p>
              </table:table-cell>
            </table:table-row>
            <table:table-row>
              <table:table-cell office:value-type="string"/>
              <table:table-cell office:value-type="float" office:value="70.9718170912876">
                <text:p>70.9718170912876</text:p>
              </table:table-cell>
            </table:table-row>
            <table:table-row>
              <table:table-cell office:value-type="string"/>
              <table:table-cell office:value-type="float" office:value="71.8017268696512">
                <text:p>71.8017268696512</text:p>
              </table:table-cell>
            </table:table-row>
            <table:table-row>
              <table:table-cell office:value-type="string"/>
              <table:table-cell office:value-type="float" office:value="73.4451075323956">
                <text:p>73.4451075323956</text:p>
              </table:table-cell>
            </table:table-row>
            <table:table-row>
              <table:table-cell office:value-type="string"/>
              <table:table-cell office:value-type="float" office:value="74.0766394929388">
                <text:p>74.0766394929388</text:p>
              </table:table-cell>
            </table:table-row>
            <table:table-row>
              <table:table-cell office:value-type="string"/>
              <table:table-cell office:value-type="float" office:value="75.3269777615716">
                <text:p>75.3269777615716</text:p>
              </table:table-cell>
            </table:table-row>
            <table:table-row>
              <table:table-cell office:value-type="string"/>
              <table:table-cell office:value-type="float" office:value="75.8390383774259">
                <text:p>75.8390383774259</text:p>
              </table:table-cell>
            </table:table-row>
            <table:table-row>
              <table:table-cell office:value-type="string"/>
              <table:table-cell office:value-type="float" office:value="76.8900281218466">
                <text:p>76.8900281218466</text:p>
              </table:table-cell>
            </table:table-row>
            <table:table-row>
              <table:table-cell office:value-type="string"/>
              <table:table-cell office:value-type="float" office:value="77.3198064385214">
                <text:p>77.3198064385214</text:p>
              </table:table-cell>
            </table:table-row>
            <table:table-row>
              <table:table-cell office:value-type="string"/>
              <table:table-cell office:value-type="float" office:value="78.1994868851342">
                <text:p>78.1994868851342</text:p>
              </table:table-cell>
            </table:table-row>
            <table:table-row>
              <table:table-cell office:value-type="string"/>
              <table:table-cell office:value-type="float" office:value="78.570385207874">
                <text:p>78.570385207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